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ource Han Sans CN Regular" svg:font-family="'Source Han Sans CN Regular'"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729in" fo:margin-left="0.0007in" fo:margin-top="0in" fo:margin-bottom="0in" table:align="left" style:writing-mode="lr-tb"/>
    </style:style>
    <style:style style:name="Table1.A" style:family="table-column">
      <style:table-column-properties style:column-width="1.4729in"/>
    </style:style>
    <style:style style:name="Table1.1" style:family="table-row">
      <style:table-row-properties style:min-row-height="0.4986in" fo:keep-together="auto"/>
    </style:style>
    <style:style style:name="Table1.A1" style:family="table-cell">
      <style:table-cell-properties style:vertical-align="middle" fo:background-color="#ffffff" fo:padding="0in" fo:border="1pt solid #00000a">
        <style:background-image/>
      </style:table-cell-properties>
    </style:style>
    <style:style style:name="Table2" style:family="table">
      <style:table-properties style:width="7.1868in" fo:margin-top="0in" fo:margin-bottom="0in" table:align="center" style:writing-mode="lr-tb"/>
    </style:style>
    <style:style style:name="Table2.A" style:family="table-column">
      <style:table-column-properties style:column-width="0.1431in"/>
    </style:style>
    <style:style style:name="Table2.B" style:family="table-column">
      <style:table-column-properties style:column-width="1.5938in"/>
    </style:style>
    <style:style style:name="Table2.C" style:family="table-column">
      <style:table-column-properties style:column-width="1.2257in"/>
    </style:style>
    <style:style style:name="Table2.D" style:family="table-column">
      <style:table-column-properties style:column-width="1.5521in"/>
    </style:style>
    <style:style style:name="Table2.F" style:family="table-column">
      <style:table-column-properties style:column-width="1.3014in"/>
    </style:style>
    <style:style style:name="Table2.G" style:family="table-column">
      <style:table-column-properties style:column-width="0.1444in"/>
    </style:style>
    <style:style style:name="Table2.1" style:family="table-row">
      <style:table-row-properties style:min-row-height="0.225in" fo:keep-together="auto"/>
    </style:style>
    <style:style style:name="Table2.A1" style:family="table-cell">
      <style:table-cell-properties style:vertical-align="bottom" fo:background-color="#ffffff" fo:padding-left="0.0486in" fo:padding-right="0.0486in" fo:padding-top="0in" fo:padding-bottom="0in" fo:border="none">
        <style:background-image/>
      </style:table-cell-properties>
    </style:style>
    <style:style style:name="Table2.2" style:family="table-row">
      <style:table-row-properties style:min-row-height="0.4986in" fo:keep-together="auto"/>
    </style:style>
    <style:style style:name="Table2.B2" style:family="table-cell">
      <style:table-cell-properties style:vertical-align="bottom" fo:background-color="#ffffff" fo:padding-left="0.0486in" fo:padding-right="0.0486in" fo:padding-top="0in" fo:padding-bottom="0in" fo:border="1pt solid #00000a">
        <style:background-image/>
      </style:table-cell-properties>
    </style:style>
    <style:style style:name="Table2.D2" style:family="table-cell">
      <style:table-cell-properties style:vertical-align="middle" fo:background-color="#ffff00" fo:padding-left="0.0486in" fo:padding-right="0.0486in" fo:padding-top="0in" fo:padding-bottom="0in" fo:border="1pt solid #00000a">
        <style:background-image/>
      </style:table-cell-properties>
    </style:style>
    <style:style style:name="Table2.G2" style:family="table-cell">
      <style:table-cell-properties style:vertical-align="bottom" fo:background-color="#ffffff" fo:padding-left="0.0486in" fo:padding-right="0.0486in" fo:padding-top="0in" fo:padding-bottom="0in" fo:border-left="none" fo:border-right="1pt solid #00000a" fo:border-top="none" fo:border-bottom="none">
        <style:background-image/>
      </style:table-cell-properties>
    </style:style>
    <style:style style:name="Table2.F4" style:family="table-cell">
      <style:table-cell-properties style:vertical-align="middle" fo:background-color="#ffffff" fo:padding-left="0.0486in" fo:padding-right="0.0486in" fo:padding-top="0in" fo:padding-bottom="0in" fo:border="1pt solid #00000a">
        <style:background-image/>
      </style:table-cell-properties>
    </style:style>
    <style:style style:name="Table2.5" style:family="table-row">
      <style:table-row-properties style:min-row-height="0.2472in" fo:keep-together="auto"/>
    </style:style>
    <style:style style:name="Table2.D5" style:family="table-cell">
      <style:table-cell-properties style:vertical-align="middle" fo:background-color="#ffffff" fo:padding-left="0.0486in" fo:padding-right="0.0486in" fo:padding-top="0in" fo:padding-bottom="0in" fo:border="none">
        <style:background-image/>
      </style:table-cell-properties>
    </style:style>
    <style:style style:name="Table2.6" style:family="table-row">
      <style:table-row-properties style:min-row-height="0.4236in" fo:keep-together="auto"/>
    </style:style>
    <style:style style:name="Table2.10" style:family="table-row">
      <style:table-row-properties style:min-row-height="0.6604in" fo:keep-together="auto"/>
    </style:style>
    <style:style style:name="Table2.14" style:family="table-row">
      <style:table-row-properties style:min-row-height="0.2111in" fo:keep-together="auto"/>
    </style:style>
    <style:style style:name="Table2.D14" style:family="table-cell">
      <style:table-cell-properties style:vertical-align="bottom" fo:background-color="#ffffff" fo:padding-left="0.0486in" fo:padding-right="0.0486in" fo:padding-top="0in" fo:padding-bottom="0in" fo:border-left="1pt solid #00000a" fo:border-right="1pt solid #00000a" fo:border-top="1pt solid #00000a" fo:border-bottom="none">
        <style:background-image/>
      </style:table-cell-properties>
    </style:style>
    <style:style style:name="Table2.D15" style:family="table-cell">
      <style:table-cell-properties style:vertical-align="bottom" fo:background-color="#ffffff" fo:padding-left="0.0486in" fo:padding-right="0.0486in" fo:padding-top="0in" fo:padding-bottom="0in" fo:border-left="1pt solid #00000a" fo:border-right="1pt solid #00000a" fo:border-top="none" fo:border-bottom="1pt solid #00000a">
        <style:background-image/>
      </style:table-cell-properties>
    </style:style>
    <style:style style:name="Table2.B16" style:family="table-cell">
      <style:table-cell-properties style:vertical-align="bottom" fo:background-color="#ffffff" fo:padding-left="0.0486in" fo:padding-right="0.0486in" fo:padding-top="0in" fo:padding-bottom="0in" fo:border-left="none" fo:border-right="none" fo:border-top="none" fo:border-bottom="1pt solid #00000a">
        <style:background-image/>
      </style:table-cell-properties>
    </style:style>
    <style:style style:name="Table2.G16" style:family="table-cell">
      <style:table-cell-properties style:vertical-align="bottom" fo:background-color="#ffffff" fo:padding-left="0.0486in" fo:padding-right="0.0486in" fo:padding-top="0in" fo:padding-bottom="0in" fo:border-left="none" fo:border-right="1pt solid #00000a" fo:border-top="none" fo:border-bottom="1pt solid #00000a">
        <style:background-image/>
      </style:table-cell-properties>
    </style:style>
    <style:style style:name="Table3" style:family="table">
      <style:table-properties style:width="3.6111in" fo:margin-left="1.6764in" fo:margin-top="0in" fo:margin-bottom="0in" table:align="left" style:writing-mode="lr-tb"/>
    </style:style>
    <style:style style:name="Table3.A" style:family="table-column">
      <style:table-column-properties style:column-width="2.3313in"/>
    </style:style>
    <style:style style:name="Table3.B" style:family="table-column">
      <style:table-column-properties style:column-width="1.279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2.1424in" fo:margin-left="1.9264in" fo:margin-top="0in" fo:margin-bottom="0in" table:align="left" style:writing-mode="lr-tb"/>
    </style:style>
    <style:style style:name="Table4.A" style:family="table-column">
      <style:table-column-properties style:column-width="1.2563in"/>
    </style:style>
    <style:style style:name="Table4.B" style:family="table-column">
      <style:table-column-properties style:column-width="0.8854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4.8986in" fo:margin-left="0.8847in" fo:margin-top="0in" fo:margin-bottom="0in" table:align="left" style:writing-mode="lr-tb"/>
    </style:style>
    <style:style style:name="Table5.A" style:family="table-column">
      <style:table-column-properties style:column-width="3.816in"/>
    </style:style>
    <style:style style:name="Table5.B" style:family="table-column">
      <style:table-column-properties style:column-width="1.081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7" style:family="table">
      <style:table-properties style:width="6.375in" fo:margin-left="0in" fo:margin-top="0in" fo:margin-bottom="0in" table:align="left" style:writing-mode="lr-tb"/>
    </style:style>
    <style:style style:name="Table7.A" style:family="table-column">
      <style:table-column-properties style:column-width="3.6375in"/>
    </style:style>
    <style:style style:name="Table7.B" style:family="table-column">
      <style:table-column-properties style:column-width="2.7368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6" style:family="table">
      <style:table-properties style:width="2.0438in" fo:margin-top="0in" fo:margin-bottom="0in" table:align="center" style:writing-mode="lr-tb"/>
    </style:style>
    <style:style style:name="Table6.A" style:family="table-column">
      <style:table-column-properties style:column-width="1.1583in"/>
    </style:style>
    <style:style style:name="Table6.B" style:family="table-column">
      <style:table-column-properties style:column-width="0.8847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P1" style:family="paragraph" style:parent-style-name="Standard">
      <style:text-properties style:font-name="Arial" style:font-name-complex="Arial1"/>
    </style:style>
    <style:style style:name="P2" style:family="paragraph" style:parent-style-name="Standard">
      <style:paragraph-properties fo:text-align="center" style:justify-single-word="false"/>
      <style:text-properties style:font-name="Arial" style:font-name-complex="Arial1"/>
    </style:style>
    <style:style style:name="P3" style:family="paragraph" style:parent-style-name="Standard">
      <style:paragraph-properties fo:text-align="justify" style:justify-single-word="false"/>
      <style:text-properties style:font-name="Arial" style:font-name-complex="Arial1"/>
    </style:style>
    <style:style style:name="P4" style:family="paragraph" style:parent-style-name="Standard">
      <style:paragraph-properties fo:text-align="justify" style:justify-single-word="false"/>
      <style:text-properties style:font-name="Arial" style:font-name-complex="Arial1" fo:background-color="#c0c0c0"/>
    </style:style>
    <style:style style:name="P5" style:family="paragraph" style:parent-style-name="Standard">
      <style:paragraph-properties fo:text-align="center" style:justify-single-word="false"/>
      <style:text-properties style:font-name="Arial" fo:font-weight="bold" style:font-weight-asian="bold" style:font-name-complex="Arial1"/>
    </style:style>
    <style:style style:name="P6" style:family="paragraph" style:parent-style-name="Standard">
      <style:paragraph-properties fo:text-align="justify" style:justify-single-word="false"/>
      <style:text-properties style:font-name="Arial" fo:font-weight="bold" style:font-weight-asian="bold" style:font-name-complex="Arial1"/>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1.7917in"/>
        </style:tab-stops>
      </style:paragraph-properties>
    </style:style>
    <style:style style:name="P10" style:family="paragraph" style:parent-style-name="Standard">
      <style:text-properties fo:color="#2e3436" style:font-name="Arial" style:font-name-complex="Arial1"/>
    </style:style>
    <style:style style:name="P11" style:family="paragraph" style:parent-style-name="Standard">
      <style:paragraph-properties fo:text-align="justify" style:justify-single-word="false"/>
      <style:text-properties fo:color="#2e3436" style:font-name="Arial" style:font-name-complex="Arial1"/>
    </style:style>
    <style:style style:name="P12" style:family="paragraph" style:parent-style-name="Standard">
      <style:paragraph-properties fo:margin-top="0in" fo:margin-bottom="0in" loext:contextual-spacing="false" fo:line-height="100%" fo:text-align="justify" style:justify-single-word="false" fo:hyphenation-ladder-count="no-limit"/>
      <style:text-properties style:font-name="Arial" style:font-name-asian="Times New Roman1" style:language-asian="es" style:country-asian="MX" style:font-name-complex="Arial1" style:font-size-complex="10pt" fo:hyphenate="false" fo:hyphenation-remain-char-count="2" fo:hyphenation-push-char-count="2"/>
    </style:style>
    <style:style style:name="P13" style:family="paragraph" style:parent-style-name="Standard">
      <style:paragraph-properties fo:margin-top="0in" fo:margin-bottom="0in" loext:contextual-spacing="false" fo:line-height="100%" fo:text-align="center" style:justify-single-word="false" fo:hyphenation-ladder-count="no-limit"/>
      <style:text-properties style:font-name-asian="Times New Roman1" style:language-asian="es" style:country-asian="MX" style:font-size-complex="10pt" fo:hyphenate="false" fo:hyphenation-remain-char-count="2" fo:hyphenation-push-char-count="2"/>
    </style:style>
    <style:style style:name="P14" style:family="paragraph" style:parent-style-name="Standard">
      <style:paragraph-properties fo:margin-top="0in" fo:margin-bottom="0in" loext:contextual-spacing="false" fo:line-height="100%" fo:text-align="justify" style:justify-single-word="false" fo:hyphenation-ladder-count="no-limit"/>
      <style:text-properties style:font-name-asian="Times New Roman1" style:language-asian="es" style:country-asian="MX" style:font-size-complex="10pt" fo:hyphenate="false" fo:hyphenation-remain-char-count="2" fo:hyphenation-push-char-count="2"/>
    </style:style>
    <style:style style:name="P15" style:family="paragraph" style:parent-style-name="Standard">
      <style:paragraph-properties fo:margin-top="0in" fo:margin-bottom="0in" loext:contextual-spacing="false" fo:line-height="100%" fo:text-align="start" style:justify-single-word="false" fo:hyphenation-ladder-count="no-limit"/>
      <style:text-properties style:font-name-asian="Times New Roman1" style:language-asian="es" style:country-asian="MX" style:font-size-complex="10pt" fo:hyphenate="false" fo:hyphenation-remain-char-count="2" fo:hyphenation-push-char-count="2"/>
    </style:style>
    <style:style style:name="P16" style:family="paragraph" style:parent-style-name="Standard">
      <style:paragraph-properties fo:margin-top="0in" fo:margin-bottom="0.139in" loext:contextual-spacing="false" fo:line-height="115%" fo:text-align="justify" style:justify-single-word="false" fo:hyphenation-ladder-count="no-limit"/>
      <style:text-properties style:font-name="Arial" style:font-name-complex="Arial1" fo:hyphenate="true" fo:hyphenation-remain-char-count="2" fo:hyphenation-push-char-count="2"/>
    </style:style>
    <style:style style:name="P17" style:family="paragraph" style:parent-style-name="Standard">
      <style:paragraph-properties fo:text-align="center" style:justify-single-word="false" fo:break-before="page"/>
    </style:style>
    <style:style style:name="P18" style:family="paragraph" style:parent-style-name="Standard">
      <style:paragraph-properties fo:text-align="justify" style:justify-single-word="false" fo:break-before="page"/>
    </style:style>
    <style:style style:name="P19" style:family="paragraph" style:parent-style-name="Standard">
      <style:paragraph-properties fo:text-align="justify" style:justify-single-word="false" fo:break-before="page"/>
      <style:text-properties style:font-name="Arial" style:font-name-complex="Arial1"/>
    </style:style>
    <style:style style:name="P20" style:family="paragraph" style:parent-style-name="Standard" style:master-page-name="Standard">
      <style:paragraph-properties fo:text-align="center" style:justify-single-word="false" style:page-number="auto"/>
      <style:text-properties style:font-name="Arial" style:font-name-complex="Arial1"/>
    </style:style>
    <style:style style:name="P21" style:family="paragraph" style:parent-style-name="Standard">
      <style:paragraph-properties fo:margin-left="0.4917in" fo:margin-right="0in" fo:text-align="justify" style:justify-single-word="false" fo:text-indent="0in" style:auto-text-indent="false"/>
    </style:style>
    <style:style style:name="P22" style:family="paragraph" style:parent-style-name="Standard">
      <style:paragraph-properties fo:margin-left="0.4917in" fo:margin-right="0in" fo:text-align="justify" style:justify-single-word="false" fo:text-indent="0in" style:auto-text-indent="false"/>
      <style:text-properties style:font-name="Arial" style:font-name-complex="Arial1"/>
    </style:style>
    <style:style style:name="P23" style:family="paragraph" style:parent-style-name="Standard" style:master-page-name="Converted1">
      <style:paragraph-properties fo:text-align="center" style:justify-single-word="false" style:page-number="auto"/>
    </style:style>
    <style:style style:name="P24" style:family="paragraph" style:parent-style-name="Standard" style:master-page-name="Converted2">
      <style:paragraph-properties fo:text-align="justify" style:justify-single-word="false" style:page-number="auto"/>
    </style:style>
    <style:style style:name="P25" style:family="paragraph" style:parent-style-name="Standard">
      <style:paragraph-properties fo:margin-left="0.25in" fo:margin-right="0in" fo:text-align="justify" style:justify-single-word="false" fo:text-indent="0in" style:auto-text-indent="false"/>
      <style:text-properties style:font-name="Arial" style:font-name-complex="Arial1"/>
    </style:style>
    <style:style style:name="P26" style:family="paragraph" style:parent-style-name="Standard" style:master-page-name="Converted3">
      <style:paragraph-properties fo:text-align="justify" style:justify-single-word="false" style:page-number="auto"/>
    </style:style>
    <style:style style:name="P27" style:family="paragraph" style:parent-style-name="Standard" style:master-page-name="Converted4">
      <style:paragraph-properties fo:text-align="justify" style:justify-single-word="false" style:page-number="auto"/>
    </style:style>
    <style:style style:name="P28" style:family="paragraph" style:parent-style-name="No_20_Spacing">
      <style:paragraph-properties fo:margin-left="0.4917in" fo:margin-right="0in" fo:text-indent="0in" style:auto-text-indent="false"/>
    </style:style>
    <style:style style:name="P29" style:family="paragraph" style:parent-style-name="Footer">
      <style:paragraph-properties fo:margin-left="0in" fo:margin-right="0.25in" fo:text-indent="0in" style:auto-text-indent="false"/>
    </style:style>
    <style:style style:name="P30" style:family="paragraph" style:parent-style-name="List_20_Paragraph">
      <style:paragraph-properties fo:text-align="justify" style:justify-single-word="false"/>
    </style:style>
    <style:style style:name="P31" style:family="paragraph" style:parent-style-name="List_20_Paragraph" style:list-style-name="WWNum4">
      <style:paragraph-properties fo:text-align="justify" style:justify-single-word="false"/>
    </style:style>
    <style:style style:name="P32" style:family="paragraph" style:parent-style-name="List_20_Paragraph" style:list-style-name="WWNum5">
      <style:paragraph-properties fo:text-align="justify" style:justify-single-word="false"/>
    </style:style>
    <style:style style:name="P33" style:family="paragraph" style:parent-style-name="List_20_Paragraph" style:list-style-name="WWNum6">
      <style:paragraph-properties fo:text-align="justify" style:justify-single-word="false"/>
    </style:style>
    <style:style style:name="P34" style:family="paragraph" style:parent-style-name="List_20_Paragraph" style:list-style-name="WWNum8">
      <style:paragraph-properties fo:text-align="justify" style:justify-single-word="false"/>
    </style:style>
    <style:style style:name="P35" style:family="paragraph" style:parent-style-name="List_20_Paragraph" style:list-style-name="WWNum9">
      <style:paragraph-properties fo:text-align="justify" style:justify-single-word="false"/>
    </style:style>
    <style:style style:name="P36" style:family="paragraph" style:parent-style-name="List_20_Paragraph" style:list-style-name="WWNum10">
      <style:paragraph-properties fo:text-align="justify" style:justify-single-word="false"/>
    </style:style>
    <style:style style:name="P37" style:family="paragraph" style:parent-style-name="List_20_Paragraph" style:list-style-name="WWNum11">
      <style:paragraph-properties fo:text-align="justify" style:justify-single-word="false"/>
    </style:style>
    <style:style style:name="P38" style:family="paragraph" style:parent-style-name="List_20_Paragraph" style:list-style-name="WWNum12">
      <style:paragraph-properties fo:text-align="justify" style:justify-single-word="false"/>
    </style:style>
    <style:style style:name="P39" style:family="paragraph" style:parent-style-name="List_20_Paragraph" style:list-style-name="WWNum13">
      <style:paragraph-properties fo:text-align="justify" style:justify-single-word="false"/>
    </style:style>
    <style:style style:name="P40" style:family="paragraph" style:parent-style-name="List_20_Paragraph" style:list-style-name="WWNum14">
      <style:paragraph-properties fo:text-align="justify" style:justify-single-word="false"/>
    </style:style>
    <style:style style:name="P41" style:family="paragraph" style:parent-style-name="List_20_Paragraph" style:list-style-name="WWNum15">
      <style:paragraph-properties fo:text-align="justify" style:justify-single-word="false"/>
    </style:style>
    <style:style style:name="P42" style:family="paragraph" style:parent-style-name="List_20_Paragraph" style:list-style-name="WWNum16">
      <style:paragraph-properties fo:text-align="justify" style:justify-single-word="false"/>
    </style:style>
    <style:style style:name="P43" style:family="paragraph" style:parent-style-name="List_20_Paragraph" style:list-style-name="WWNum17">
      <style:paragraph-properties fo:text-align="justify" style:justify-single-word="false"/>
    </style:style>
    <style:style style:name="P44" style:family="paragraph" style:parent-style-name="List_20_Paragraph" style:list-style-name="WWNum18">
      <style:paragraph-properties fo:text-align="justify" style:justify-single-word="false"/>
    </style:style>
    <style:style style:name="P45" style:family="paragraph" style:parent-style-name="List_20_Paragraph" style:list-style-name="WWNum19">
      <style:paragraph-properties fo:text-align="justify" style:justify-single-word="false"/>
    </style:style>
    <style:style style:name="P46" style:family="paragraph" style:parent-style-name="List_20_Paragraph" style:list-style-name="WWNum20">
      <style:paragraph-properties fo:text-align="justify" style:justify-single-word="false"/>
    </style:style>
    <style:style style:name="P47" style:family="paragraph" style:parent-style-name="List_20_Paragraph" style:list-style-name="WWNum21">
      <style:paragraph-properties fo:text-align="justify" style:justify-single-word="false"/>
    </style:style>
    <style:style style:name="P48" style:family="paragraph" style:parent-style-name="List_20_Paragraph" style:list-style-name="WWNum22">
      <style:paragraph-properties fo:text-align="justify" style:justify-single-word="false"/>
    </style:style>
    <style:style style:name="P49" style:family="paragraph" style:parent-style-name="List_20_Paragraph" style:list-style-name="WWNum23">
      <style:paragraph-properties fo:text-align="justify" style:justify-single-word="false"/>
    </style:style>
    <style:style style:name="P50" style:family="paragraph" style:parent-style-name="List_20_Paragraph" style:list-style-name="WWNum24">
      <style:paragraph-properties fo:text-align="justify" style:justify-single-word="false"/>
    </style:style>
    <style:style style:name="P51" style:family="paragraph" style:parent-style-name="List_20_Paragraph" style:list-style-name="WWNum25">
      <style:paragraph-properties fo:text-align="justify" style:justify-single-word="false"/>
    </style:style>
    <style:style style:name="P52" style:family="paragraph" style:parent-style-name="List_20_Paragraph">
      <style:paragraph-properties fo:text-align="justify" style:justify-single-word="false"/>
      <style:text-properties fo:color="#2e3436" style:font-name="Arial" style:font-name-complex="Arial1"/>
    </style:style>
    <style:style style:name="P53" style:family="paragraph" style:parent-style-name="List_20_Paragraph">
      <style:paragraph-properties fo:text-align="justify" style:justify-single-word="false"/>
      <style:text-properties style:font-name="Arial" style:font-name-complex="Arial1"/>
    </style:style>
    <style:style style:name="P54" style:family="paragraph" style:parent-style-name="List_20_Paragraph">
      <style:paragraph-properties fo:text-align="justify" style:justify-single-word="false"/>
      <style:text-properties style:font-name="Arial" style:font-name-complex="Arial1" fo:background-color="#c0c0c0"/>
    </style:style>
    <style:style style:name="P55" style:family="paragraph" style:parent-style-name="List_20_Paragraph" style:list-style-name="WWNum7"/>
    <style:style style:name="P56" style:family="paragraph" style:parent-style-name="List_20_Paragraph">
      <style:paragraph-properties fo:margin-left="0in" fo:margin-right="0in" fo:margin-top="0in" fo:margin-bottom="0in" loext:contextual-spacing="true" fo:line-height="100%" fo:text-align="justify" style:justify-single-word="false" fo:hyphenation-ladder-count="no-limit" fo:text-indent="0in" style:auto-text-indent="false"/>
      <style:text-properties style:font-name-asian="Times New Roman1" style:language-asian="es" style:country-asian="MX" style:font-size-complex="10pt" fo:hyphenate="false" fo:hyphenation-remain-char-count="2" fo:hyphenation-push-char-count="2"/>
    </style:style>
    <style:style style:name="P57" style:family="paragraph" style:parent-style-name="List_20_Paragraph">
      <style:paragraph-properties fo:margin-left="0in" fo:margin-right="0in" fo:margin-top="0in" fo:margin-bottom="0in" loext:contextual-spacing="true" fo:line-height="100%" fo:text-align="center" style:justify-single-word="false" fo:hyphenation-ladder-count="no-limit" fo:text-indent="0in" style:auto-text-indent="false"/>
      <style:text-properties style:font-name-asian="Times New Roman1" style:language-asian="es" style:country-asian="MX" style:font-size-complex="10pt" fo:hyphenate="false" fo:hyphenation-remain-char-count="2" fo:hyphenation-push-char-count="2"/>
    </style:style>
    <style:style style:name="T1" style:family="text">
      <style:text-properties style:font-name="Arial" fo:font-size="18pt" style:font-size-asian="18pt" style:font-name-complex="Arial1" style:font-size-complex="18pt"/>
    </style:style>
    <style:style style:name="T2" style:family="text">
      <style:text-properties style:font-name="Arial" fo:font-size="36pt" style:font-size-asian="36pt" style:font-name-complex="Arial1" style:font-size-complex="36pt"/>
    </style:style>
    <style:style style:name="T3" style:family="text">
      <style:text-properties style:font-name="Arial" fo:font-weight="bold" style:font-weight-asian="bold" style:font-name-complex="Arial1"/>
    </style:style>
    <style:style style:name="T4" style:family="text">
      <style:text-properties style:font-name="Arial" style:font-name-complex="Arial1"/>
    </style:style>
    <style:style style:name="T5" style:family="text">
      <style:text-properties style:font-name="Arial" style:font-name-complex="Arial1" fo:background-color="#ffff00"/>
    </style:style>
    <style:style style:name="T6" style:family="text">
      <style:text-properties style:font-name="Arial" fo:background-color="#ffff00" loext:char-shading-value="0" style:font-name-complex="Arial1"/>
    </style:style>
    <style:style style:name="T7" style:family="text">
      <style:text-properties style:font-name="Arial" fo:background-color="#ffff00" loext:char-shading-value="0" style:font-name-complex="Arial1"/>
    </style:style>
    <style:style style:name="T8" style:family="text">
      <style:text-properties fo:font-size="8pt" style:font-size-asian="8pt" style:font-name-complex="Lucida Sans Unicode" style:font-size-complex="8pt"/>
    </style:style>
    <style:style style:name="T9" style:family="text">
      <style:text-properties style:font-name="Baskerville" fo:font-size="8pt" style:font-size-asian="8pt" style:font-name-complex="Lucida Sans Unicode" style:font-size-complex="8pt"/>
    </style:style>
    <style:style style:name="T10" style:family="text">
      <style:text-properties fo:color="#2e3436" style:font-name="Arial" style:font-name-complex="Arial1"/>
    </style:style>
    <style:style style:name="T11" style:family="text">
      <style:text-properties fo:color="#2e3436" style:font-name="Arial" fo:font-weight="bold" style:font-weight-asian="bold" style:font-name-complex="Arial1"/>
    </style:style>
    <style:style style:name="fr1" style:family="graphic" style:parent-style-name="Frame">
      <style:graphic-properties fo:margin-left="0in" fo:margin-right="0in" fo:margin-top="0in" fo:margin-bottom="0in" style:run-through="background"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0.06pt solid #000000"/>
    </style:style>
    <style:style style:name="fr2" style:family="graphic" style:parent-style-name="Frame">
      <style:graphic-properties fo:margin-left="0.098in" fo:margin-right="0.098in" fo:margin-top="0in" fo:margin-bottom="0in" style:vertical-pos="from-top" style:vertical-rel="paragraph" style:horizontal-pos="center" style:horizontal-rel="page-content" draw:opacity="0%" fo:padding="0in" fo:border="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7"><text:span text:style-name="T1">FONDO ECONÓMICO DE AHORRO Y AYUDA MUTUA, ASOCIACIÓN CIVIL.</text:span></text:p>
      <text:p text:style-name="P2"/>
      <text:p text:style-name="P2"/>
      <text:p text:style-name="P2"/>
      <text:p text:style-name="P2"/>
      <text:p text:style-name="P2"/>
      <text:p text:style-name="P2"/>
      <text:p text:style-name="P2"/>
      <text:p text:style-name="P2"/>
      <text:p text:style-name="P7"><text:span text:style-name="T2">FEDAAMAC</text:span></text:p>
      <text:p text:style-name="P2"/>
      <text:p text:style-name="P2"/>
      <text:p text:style-name="P2"/>
      <text:p text:style-name="P2"/>
      <text:p text:style-name="P2"/>
      <text:p text:style-name="P2"/>
      <text:p text:style-name="P2"/>
      <text:p text:style-name="P2"/>
      <text:p text:style-name="P2"/>
      <text:p text:style-name="P2"/>
      <text:p text:style-name="P7"><text:span text:style-name="T1">REGLAMENTO INTERNO</text:span></text:p>
      <text:p text:style-name="P3"/>
      <text:p text:style-name="P16"><text:bookmark-start text:name="_Toc227075729"/></text:p>
      <text:p text:style-name="P17"><text:span text:style-name="T3">FONDO ECONÓMICO DE AHORRO Y AYUDA MUTUA, ASOCIACIÓN CIVIL.</text:span><text:bookmark-end text:name="_Toc227075729"/></text:p>
      <text:p text:style-name="P5"/>
      <text:p text:style-name="P7"><text:bookmark-start text:name="_Toc227075730"/><text:span text:style-name="T3">FEDAAMAC.</text:span><text:bookmark-end text:name="_Toc227075730"/></text:p>
      <text:p text:style-name="Standard"><text:span text:style-name="T3">ÍNDICE </text:span></text:p>
      <text:p text:style-name="P8"/>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
        </text:index-body>
      </text:table-of-content>
      <text:p text:style-name="P3"/>
      <text:p text:style-name="P3"/>
      <text:p text:style-name="P23"><text:bookmark-start text:name="_Toc227075732"/><text:span text:style-name="T3">FONDO ECONÓMICO DE AHORRO Y AYUDA MUTUA, ASOCIACIÓN CIVIL.</text:span><text:bookmark-end text:name="_Toc227075732"/></text:p>
      <text:p text:style-name="P5"/>
      <text:p text:style-name="P7"><text:bookmark-start text:name="_Toc227075733"/><text:span text:style-name="T3">FEDAAMAC</text:span><text:bookmark-end text:name="_Toc227075733"/></text:p>
      <text:p text:style-name="P3"/>
      <text:p text:style-name="P6"/>
      <text:p text:style-name="P7"><text:bookmark-start text:name="_Toc227075734"/><text:span text:style-name="T3">Misión</text:span><text:bookmark-end text:name="_Toc227075734"/></text:p>
      <text:p text:style-name="P3"/>
      <text:p text:style-name="P8"><text:span text:style-name="T4">Compartir nuestra capacidad económica para reembolsarnos a nosotros mismos los dividendos de un servicio financiero que de otra manera los entregaríamos a cualquier casa de crédito.</text:span></text:p>
      <text:p text:style-name="P3"/>
      <text:p text:style-name="P7"><text:bookmark-start text:name="_Toc227075735"/><text:span text:style-name="T3">Visión</text:span><text:bookmark-end text:name="_Toc227075735"/></text:p>
      <text:p text:style-name="P3"/>
      <text:p text:style-name="P8"><text:span text:style-name="T4">La imagen que debemos dar a cualquiera que obtenga nuestros servicios familiares, es de ayuda, comparada con cualquier persona o grupo que se dedica a financiar necesidades económicas.</text:span></text:p>
      <text:p text:style-name="P3"/>
      <text:p text:style-name="P7"><text:bookmark-start text:name="_Toc227075736"/><text:span text:style-name="T3">Valores</text:span><text:bookmark-end text:name="_Toc227075736"/></text:p>
      <text:p text:style-name="P3"/>
      <text:p text:style-name="P8"><text:span text:style-name="T4">Son aquellos que nos debemos a nosotros mismos y que debemos externar a todos aquellos que obtengan nuestros servicios. Valores como lo son la Honestidad, Trabajo, Compromiso y Confianza.</text:span></text:p>
      <text:p text:style-name="P3"/>
      <text:p text:style-name="P8"><text:span text:style-name="T4">Debemos considerarnos como personas íntegras que actúan unidas en torno a un bienestar común. Que asumen el compromiso de cumplir con las normas que nos hemos procurado, con los procedimientos y formas que dan sustento a lo que somos, a lo que queremos ser.</text:span></text:p>
      <text:p text:style-name="P3"/>
      <text:p text:style-name="P8"><text:span text:style-name="T4">Nuestra esencia, el espíritu que anima nuestras actos, debe ser tal que, mientras no haya una acción que nos denote una mala Fe, debemos ser tolerantes con las distintas formas de pensar; respetuosos de las personas, en palabra y acción, no sólo porque compartimos un mismo objetivo, sino también por lo que cada una representa en nuestro entorno familiar; mostrar capacidad de autocrítica y apertura para corregir nuestros errores; manifestar capacidad de crítica, análisis y altura de miras para seguir aportando nuestras ideas y acciones para mejorar este fondo.</text:span></text:p>
      <text:p text:style-name="P3"/>
      <text:p text:style-name="P8"><text:span text:style-name="T4">Debemos estar conscientes que no hay precedente para este FONDO DE AHORRO Y AYUDA MUTUA. El precedente se lo estamos dando nosotros, no sólo por los años que ya se ha mantenido, formando parte de nuestra cotidianidad, sino también porque forma parte de nuestro PROYECTO DE VIDA: FEDAAMAC NOS HACE SABER QUE NO ESTAMOS SOLOS. ¡25 AÑOS DE AYUDA MUTUA!</text:span></text:p>
      <text:p text:style-name="P1"><text:bookmark-start text:name="_Toc227075737"/></text:p>
      <text:p text:style-name="P1"/>
      <text:p text:style-name="P1"/>
      <text:p text:style-name="P1"/>
      <text:p text:style-name="P1"/>
      <text:p text:style-name="P1"/>
      <text:p text:style-name="P7"><text:soft-page-break/><text:span text:style-name="T3">FONDO ECONÓMICO DE AHORRO Y AYUDA MUTUA,</text:span><text:bookmark-end text:name="_Toc227075737"/><text:span text:style-name="T3"> ASOCIACIÓN CIVIL </text:span></text:p>
      <text:p text:style-name="P5"/>
      <text:p text:style-name="P7"><text:span text:style-name="T3">FEDAAMAC</text:span></text:p>
      <text:p text:style-name="P7"><text:bookmark-start text:name="_Toc227075738"/><text:span text:style-name="T3">REGLAMENTO INTERNO</text:span><text:bookmark-end text:name="_Toc227075738"/></text:p>
      <text:p text:style-name="P5"/>
      <text:p text:style-name="P7"><text:span text:style-name="T3">Fundado el 31 de agosto 1989.</text:span></text:p>
      <text:p text:style-name="P7"><text:span text:style-name="T3">Actualización el 27 de febrero 2005.</text:span></text:p>
      <text:p text:style-name="P7"><text:span text:style-name="T3">Reformado el 25 de marzo 2007.</text:span></text:p>
      <text:p text:style-name="P7"><text:span text:style-name="T3">Reformado y actualizado el 22 de marzo 2009.</text:span></text:p>
      <text:p text:style-name="P7"><text:span text:style-name="T3">Reformado y actualizado el 08 de noviembre 2009.</text:span></text:p>
      <text:p text:style-name="P7"><text:span text:style-name="T3">Actualización el 26 de septiembre 2010.</text:span></text:p>
      <text:p text:style-name="P7"><text:span text:style-name="T3">Actualización el 24 de marzo 2011.</text:span></text:p>
      <text:p text:style-name="P7"><text:span text:style-name="T3">Actualización el 28 de octubre 2011.</text:span></text:p>
      <text:p text:style-name="P7"><text:span text:style-name="T3">Actualización el 05 de octubre 2014.</text:span></text:p>
      <text:p text:style-name="P7"><text:span text:style-name="T3">Actualización el 24 de enero 2016.</text:span></text:p>
      <text:p text:style-name="P3"/>
      <text:p text:style-name="P8"><text:span text:style-name="T4">Mediante la presente acta, se confirma y actualiza la Constitución del Fondo Económico de Ahorro y Ayuda Mutua, que se regirá en los términos de una Asociación Civil para todos los efectos legales, asimismo, funcionará bajo los siguientes:</text:span></text:p>
      <text:p text:style-name="P3"><text:bookmark-start text:name="_Toc227075739"/></text:p>
      <text:p text:style-name="P8"><text:span text:style-name="T3">ESTATUTOS</text:span><text:bookmark-end text:name="_Toc227075739"/></text:p>
      <text:p text:style-name="P3"/>
      <text:p text:style-name="P8"><text:span text:style-name="T3">TÍTULO 1°.</text:span></text:p>
      <text:p text:style-name="P8"><text:span text:style-name="T4"><text:tab/>De los fines, objetivos y nacionalidad del fondo.</text:span></text:p>
      <text:p text:style-name="P3"/>
      <text:p text:style-name="P8"><text:span text:style-name="T3">TÍTULO 2°.</text:span></text:p>
      <text:p text:style-name="P8"><text:span text:style-name="T4"><text:tab/>De las normas generales del Fondo y condiciones de préstamo.</text:span></text:p>
      <text:p text:style-name="P3"/>
      <text:p text:style-name="P8"><text:span text:style-name="T3">TÍTULO 3°.</text:span></text:p>
      <text:p text:style-name="P21"><text:span text:style-name="T4">De las funciones y obligaciones de los representantes de la Mesa Directiva, Consejo de Administración, Contraloría y Titulares de las cuentas.</text:span></text:p>
      <text:p text:style-name="P22"/>
      <text:p text:style-name="P8"><text:span text:style-name="T3">TÍTULO 4°.</text:span></text:p>
      <text:p text:style-name="P21"><text:span text:style-name="T4">De las Asambleas y carácter de las mismas.</text:span></text:p>
      <text:p text:style-name="P3"/>
      <text:p text:style-name="P8"><text:span text:style-name="T3">TÍTULO 5°.</text:span></text:p>
      <text:p text:style-name="P8"><text:span text:style-name="T4"><text:tab/>De las funciones, derechos y obligaciones de todos los socios.</text:span></text:p>
      <text:p text:style-name="P3"/>
      <text:p text:style-name="P8"><text:span text:style-name="T3">TÍTULO 6°.</text:span></text:p>
      <text:p text:style-name="P8"><text:span text:style-name="T4"><text:tab/>De la forma de pago y aportaciones (depósitos bancarios).</text:span></text:p>
      <text:p text:style-name="P3"/>
      <text:p text:style-name="P8"><text:span text:style-name="T3">TÍTULO 7°.</text:span></text:p>
      <text:p text:style-name="P8"><text:span text:style-name="T4"><text:tab/>De los intereses, restricciones, comisiones, premios y compensaciones.</text:span></text:p>
      <text:p text:style-name="P3"/>
      <text:p text:style-name="P8"><text:span text:style-name="T3">TÍTULO 8°.</text:span></text:p>
      <text:p text:style-name="P21"><text:span text:style-name="T4">De la ayuda para gastos funerarios. (Solo aplicable a Socios Fundadores y Ahorradores Familiares).</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ext:soft-page-break/>
        <table:table-row table:style-name="Table2.1">
          <table:table-cell table:style-name="Table2.A1" office:value-type="string">
            <text:p text:style-name="P3"><text:bookmark-start text:name="_Toc227075740"/></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row>
        <table:table-row table:style-name="Table2.2">
          <table:table-cell table:style-name="Table2.A1" office:value-type="string">
            <text:p text:style-name="P8"><text:span text:style-name="T4"> </text:span></text:p>
          </table:table-cell>
          <table:table-cell table:style-name="Table2.B2" office:value-type="string">
            <text:p text:style-name="P8"><text:span text:style-name="T4">PROGRAMADOR DEL SISTEMA</text:span></text:p>
          </table:table-cell>
          <table:table-cell table:style-name="Table2.A1" office:value-type="string">
            <text:p text:style-name="P3"/>
          </table:table-cell>
          <table:table-cell table:style-name="Table2.D2" office:value-type="string">
            <text:p text:style-name="P8"><text:span text:style-name="T4">FEDAAMAC</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2">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3"/>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2">
          <table:table-cell table:style-name="Table2.A1" office:value-type="string">
            <text:p text:style-name="P8"><text:span text:style-name="T4"> </text:span></text:p>
          </table:table-cell>
          <table:table-cell table:style-name="Table2.A1" office:value-type="string">
            <text:p text:style-name="P3"/>
            <table:table table:name="Table1" table:style-name="Table1">
              <table:table-column table:style-name="Table1.A"/>
              <table:table-row table:style-name="Table1.1">
                <table:table-cell table:style-name="Table1.A1" office:value-type="string">
                  <text:p text:style-name="P8"><text:span text:style-name="T4">ASESOR DE ADMINISTRACIÓN</text:span></text:p>
                </table:table-cell>
              </table:table-row>
            </table:table>
            <text:p text:style-name="P3"/>
          </table:table-cell>
          <table:table-cell table:style-name="Table2.A1" office:value-type="string">
            <text:p text:style-name="P8"><text:span text:style-name="T4"> </text:span></text:p>
          </table:table-cell>
          <table:table-cell table:style-name="Table2.D2" office:value-type="string">
            <text:p text:style-name="P8"><text:span text:style-name="T4">CONSEJO DE ADMINISTRACIÓN</text:span></text:p>
          </table:table-cell>
          <table:table-cell table:style-name="Table2.A1" office:value-type="string">
            <text:p text:style-name="P8"><text:span text:style-name="T4"> </text:span></text:p>
          </table:table-cell>
          <table:table-cell table:style-name="Table2.F4" office:value-type="string">
            <text:p text:style-name="P8"><text:span text:style-name="T4">ASESOR DE CONTRALORIA</text:span></text:p>
          </table:table-cell>
          <table:table-cell table:style-name="Table2.G2" office:value-type="string">
            <text:p text:style-name="P8"><text:span text:style-name="T4"> </text:span></text:p>
          </table:table-cell>
        </table:table-row>
        <table:table-row table:style-name="Table2.5">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D5"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6">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2">
          <table:table-cell table:style-name="Table2.A1" office:value-type="string">
            <text:p text:style-name="P8"><text:span text:style-name="T4"> </text:span></text:p>
          </table:table-cell>
          <table:table-cell table:style-name="Table2.B2" office:value-type="string">
            <text:p text:style-name="P8"><text:span text:style-name="T4">ADMINISTRADOR DE SISTEMAS</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F4" office:value-type="string">
            <text:p text:style-name="P8"><text:span text:style-name="T4">CONTRALOR GENERAL</text:span></text:p>
          </table:table-cell>
          <table:table-cell table:style-name="Table2.G2" office:value-type="string">
            <text:p text:style-name="P8"><text:span text:style-name="T4"> </text:span></text:p>
          </table:table-cell>
        </table:table-row>
        <table:table-row table:style-name="Table2.2">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2">
          <table:table-cell table:style-name="Table2.A1" office:value-type="string">
            <text:p text:style-name="P8"><text:span text:style-name="T4"> </text:span></text:p>
          </table:table-cell>
          <table:table-cell table:style-name="Table2.A1" office:value-type="string">
            <text:p text:style-name="P3"/>
          </table:table-cell>
          <table:table-cell table:style-name="Table2.A1" office:value-type="string">
            <text:p text:style-name="P8"><text:span text:style-name="T4"> </text:span></text:p>
          </table:table-cell>
          <table:table-cell table:style-name="Table2.B2" office:value-type="string">
            <text:p text:style-name="P8"><text:span text:style-name="T4">PRESIDENTE MESA DIRECTIVA</text:span></text:p>
          </table:table-cell>
          <table:table-cell table:style-name="Table2.A1" office:value-type="string">
            <text:p text:style-name="P8"><text:span text:style-name="T4"> </text:span></text:p>
          </table:table-cell>
          <table:table-cell table:style-name="Table2.A1" office:value-type="string">
            <text:p text:style-name="P3"/>
          </table:table-cell>
          <table:table-cell table:style-name="Table2.G2" office:value-type="string">
            <text:p text:style-name="P8"><text:span text:style-name="T4"> </text:span></text:p>
          </table:table-cell>
        </table:table-row>
        <table:table-row table:style-name="Table2.10">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2">
          <table:table-cell table:style-name="Table2.A1" office:value-type="string">
            <text:p text:style-name="P8"><text:span text:style-name="T4"> </text:span></text:p>
          </table:table-cell>
          <table:table-cell table:style-name="Table2.F4" office:value-type="string">
            <text:p text:style-name="P8"><text:span text:style-name="T4">TESORERO</text:span></text:p>
          </table:table-cell>
          <table:table-cell table:style-name="Table2.A1" office:value-type="string">
            <text:p text:style-name="P8"><text:span text:style-name="T4"> </text:span></text:p>
          </table:table-cell>
          <table:table-cell table:style-name="Table2.B2" office:value-type="string">
            <text:p text:style-name="P8"><text:span text:style-name="T4">SECRETARIO DE ACTAS</text:span></text:p>
          </table:table-cell>
          <table:table-cell table:style-name="Table2.A1" office:value-type="string">
            <text:p text:style-name="P8"><text:span text:style-name="T4"> </text:span></text:p>
          </table:table-cell>
          <table:table-cell table:style-name="Table2.B2" office:value-type="string">
            <text:p text:style-name="P8"><text:span text:style-name="T4">RELACIONES PÚBLICAS</text:span></text:p>
          </table:table-cell>
          <table:table-cell table:style-name="Table2.G2" office:value-type="string">
            <text:p text:style-name="P8"><text:span text:style-name="T4"> </text:span></text:p>
          </table:table-cell>
        </table:table-row>
        <table:table-row table:style-name="Table2.6">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6">
          <table:table-cell table:style-name="Table2.A1" office:value-type="string">
            <text:p text:style-name="P8"><text:span text:style-name="T4"> </text:span></text:p>
          </table:table-cell>
          <table:table-cell table:style-name="Table2.B2" office:value-type="string">
            <text:p text:style-name="P8"><text:span text:style-name="T4">CUENTA-HABIENTES</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14">
          <table:table-cell table:style-name="Table2.A1" office:value-type="string">
            <text:p text:style-name="P8"><text:span text:style-name="T4"> </text:span></text:p>
          </table:table-cell>
          <table:table-cell table:style-name="Table2.A1" office:value-type="string">
            <text:p text:style-name="P3"/>
          </table:table-cell>
          <table:table-cell table:style-name="Table2.A1" office:value-type="string">
            <text:p text:style-name="P8"><text:span text:style-name="T4"> </text:span></text:p>
          </table:table-cell>
          <table:table-cell table:style-name="Table2.D14" office:value-type="string">
            <text:p text:style-name="P8"><text:span text:style-name="T4">INVERSIONISTAS</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1">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D15" office:value-type="string">
            <text:p text:style-name="P8"><text:span text:style-name="T4"> </text:span></text:p>
          </table:table-cell>
          <table:table-cell table:style-name="Table2.A1" office:value-type="string">
            <text:p text:style-name="P8"><text:span text:style-name="T4"> </text:span></text:p>
          </table:table-cell>
          <table:table-cell table:style-name="Table2.A1" office:value-type="string">
            <text:p text:style-name="P8"><text:span text:style-name="T4"> </text:span></text:p>
          </table:table-cell>
          <table:table-cell table:style-name="Table2.G2" office:value-type="string">
            <text:p text:style-name="P8"><text:span text:style-name="T4"> </text:span></text:p>
          </table:table-cell>
        </table:table-row>
        <table:table-row table:style-name="Table2.1">
          <table:table-cell table:style-name="Table2.A1" office:value-type="string">
            <text:p text:style-name="P8"><text:span text:style-name="T4"> </text:span></text:p>
          </table:table-cell>
          <table:table-cell table:style-name="Table2.B16" office:value-type="string">
            <text:p text:style-name="P8"><text:span text:style-name="T4"> </text:span></text:p>
          </table:table-cell>
          <table:table-cell table:style-name="Table2.B16" office:value-type="string">
            <text:p text:style-name="P8"><text:span text:style-name="T4"> </text:span></text:p>
          </table:table-cell>
          <table:table-cell table:style-name="Table2.B16" office:value-type="string">
            <text:p text:style-name="P8"><text:span text:style-name="T4"> </text:span></text:p>
          </table:table-cell>
          <table:table-cell table:style-name="Table2.B16" office:value-type="string">
            <text:p text:style-name="P8"><text:span text:style-name="T4"> </text:span></text:p>
          </table:table-cell>
          <table:table-cell table:style-name="Table2.B16" office:value-type="string">
            <text:p text:style-name="P8"><text:span text:style-name="T4"> </text:span></text:p>
          </table:table-cell>
          <table:table-cell table:style-name="Table2.G16" office:value-type="string">
            <text:p text:style-name="P24"><text:span text:style-name="T4"> </text:span></text:p>
          </table:table-cell>
        </table:table-row>
      </table:table>
      <text:p text:style-name="P7"><text:span text:style-name="T3">DIAGRAMA DE ORGANIZACIÓN</text:span><text:bookmark-start text:name="_Toc227075741"/></text:p>
      <text:p text:style-name="P17"><text:span text:style-name="T3">DETALLE DE LOS ESTATUTOS.</text:span><text:bookmark-end text:name="_Toc227075740"/><text:bookmark-end text:name="_Toc227075741"/></text:p>
      <text:p text:style-name="P3"/>
      <text:p text:style-name="P8"><text:bookmark-start text:name="_Toc227075742"/><text:span text:style-name="T3">TÍTULO 1°.- De los fines, objetivos y nacionalidad del Fondo.</text:span><text:bookmark-end text:name="_Toc227075742"/></text:p>
      <text:p text:style-name="P3"/>
      <text:p text:style-name="P8"><text:bookmark-start text:name="_Toc227075743"/><text:span text:style-name="T4">Artículo 1°.- El Fondo no tendrá fines preponderadamente económicos lucrativos, sin embargo, se promoverá cualquier actividad de utilización del Fondo para generar mejores intereses a todos los miembros del fondo.</text:span><text:bookmark-end text:name="_Toc227075743"/></text:p>
      <text:p text:style-name="P3"/>
      <text:p text:style-name="P8"><text:span text:style-name="T4">La nacionalidad del Fondo será mexicana y cubrirá con los siguientes objetivos:</text:span></text:p>
      <text:p text:style-name="P3"/>
      <text:list xml:id="list4969038738746180104" text:style-name="WWNum4">
        <text:list-item>
          <text:p text:style-name="P31"><text:span text:style-name="T4">Formar un organismo único constituido en los señalamientos de Asociación Civil.</text:span></text:p>
        </text:list-item>
        <text:list-item>
          <text:p text:style-name="P31"><text:span text:style-name="T4">Procurar con eficacia el mantenimiento del Fondo por medio de la participación de los socios.</text:span></text:p>
        </text:list-item>
        <text:list-item>
          <text:p text:style-name="P31"><text:span text:style-name="T4">Procurar la seguridad y protección plena de los socios, en caso de gastos médicos.</text:span></text:p>
        </text:list-item>
        <text:list-item>
          <text:p text:style-name="P31"><text:span text:style-name="T4">Otorgar a los socios préstamos para satisfacer necesidades personales y/o familiares.</text:span></text:p>
        </text:list-item>
        <text:list-item>
          <text:p text:style-name="P31"><text:span text:style-name="T4">Realizar proyectos de negocios y/o fuentes de trabajo, para generar ingresos que fortalezcan al Fondo.</text:span></text:p>
        </text:list-item>
        <text:list-item>
          <text:p text:style-name="P31"><text:span text:style-name="T4">Apoyar a los socios con préstamos en sus proyectos de negocio.</text:span></text:p>
        </text:list-item>
        <text:list-item>
          <text:p text:style-name="P31"><text:span text:style-name="T4">Mantener el espíritu de cooperación y lucha por la superación de estos objetivos.</text:span></text:p>
        </text:list-item>
      </text:list>
      <text:p text:style-name="P26"><text:bookmark-start text:name="_Toc227075744"/><text:span text:style-name="T3">TÍTULO 2°. De las normas generales del Fondo y condiciones de préstamos.</text:span><text:bookmark-end text:name="_Toc227075744"/></text:p>
      <text:p text:style-name="P3"/>
      <text:p text:style-name="P8"><text:span text:style-name="T3">Artículo 1°.-</text:span><text:span text:style-name="T4"> El fondo se formalizará con los siguientes tipos de Socios:</text:span></text:p>
      <text:p text:style-name="P3"/>
      <text:list xml:id="list940888032799446487" text:style-name="WWNum5">
        <text:list-item>
          <text:p text:style-name="P32"><text:span text:style-name="T3">Socios Fundadores:</text:span><text:span text:style-name="T4"> También conocidos como Socios Cabeza de Grupo y son aquellas personas que iniciaron la operación del fondo. </text:span></text:p>
        </text:list-item>
        <text:list-item>
          <text:p text:style-name="P32"><text:span text:style-name="T3">Socios Ahorradores Familiares:</text:span><text:span text:style-name="T4"> Son aquellas personas que forman parte de la familia de un socio fundador.</text:span></text:p>
        </text:list-item>
        <text:list-item>
          <text:p text:style-name="P32"><text:span text:style-name="T3">Socios Ahorradores Externos:</text:span><text:span text:style-name="T4"> Son todas aquellas personas que no entren en la definición de socios antes descritos.</text:span></text:p>
        </text:list-item>
      </text:list>
      <text:p text:style-name="P3"/>
      <text:p text:style-name="P8"><text:span text:style-name="T3">Artículo 2°.-Condición de Préstamos</text:span></text:p>
      <text:p text:style-name="P3"/>
      <text:p text:style-name="P8"><text:span text:style-name="T4">En el caso de no haber fondos suficientes en el fondo:</text:span></text:p>
      <text:p text:style-name="P8"><text:span text:style-name="T4">Si existe una solicitud de préstamo igual o mayor de $100,000.00 el socio solicitante tiene dos alternativas de disposición:</text:span></text:p>
      <text:p text:style-name="P3"/>
      <text:list xml:id="list7443867334574209912" text:style-name="WWNum6">
        <text:list-item>
          <text:p text:style-name="P33"><text:span text:style-name="T10">Disponer del efectivo existente al cierre de cada mes hasta cubrir la totalidad de su solicitud, cubriendo su pago mínimo establecido desde la fecha que recibió su primera disposición.</text:span></text:p>
        </text:list-item>
      </text:list>
      <text:p text:style-name="P52"/>
      <text:list xml:id="list170214659161042" text:continue-numbering="true" text:style-name="WWNum6">
        <text:list-item>
          <text:p text:style-name="P33"><text:span text:style-name="T10">Si el socio solicita que el préstamo se le cubra hasta el momento en que se le acumule su totalidad, entonces debe aceptar que si existen solicitudes de hasta $20,000.00 por grupo familiar, estas deberán cubrirse con la disponibilidad del efectivo en el momento solicitado. </text:span></text:p>
        </text:list-item>
      </text:list>
      <text:p text:style-name="P52"/>
      <text:p text:style-name="P30"><text:span text:style-name="T10">Si las solicitudes de préstamo son mayores a $ 20,000.00 por grupo familiar, las solicitudes que sobrepasen los $ 20,000.00 deberán esperar a que haya disponibilidad en el fondo, entrando a una lista de espera, después de cubrir todas las solicitudes pendientes no importando el monto de estas.</text:span></text:p>
      <text:p text:style-name="P53"/>
      <text:p text:style-name="P8"><text:span text:style-name="T3">Artículo 3°.-Unificación de Adeudos (Préstamos)</text:span></text:p>
      <text:p text:style-name="P2"/>
      <text:p text:style-name="P8"><text:span text:style-name="T4">Los socios cabeza de grupo pueden solicitar la unificación de varios préstamos en uno sólo, después de haber cumplido un año del último solicitado, siempre y cuando estén a la misma tasa de interés, modificando el plazo del nuevo préstamo ajustándose a la tabla indicada en el ANEXO I.- Tabla de cálculo de pagos mínimos.</text:span></text:p>
      <text:p text:style-name="P3"/>
      <text:p text:style-name="P8"><text:span text:style-name="T3">Artículo 4°.- Reestructuración de Adeudos (Préstamos)</text:span></text:p>
      <text:p text:style-name="P3"/>
      <text:p text:style-name="P8"><text:span text:style-name="T4">Cualquier socio, por necesidades de presupuesto, después de 2 años puede solicitar una reestructura de su préstamo, modificando el plazo del nuevo préstamo ajustándose a la tabla indicada en el ANEXO I.- Tabla de cálculo de pagos mínimos.</text:span></text:p>
      <text:p text:style-name="P3"><text:soft-page-break/></text:p>
      <text:p text:style-name="P8"><text:span text:style-name="T3">Artículo 5°.-Préstamos Adicionales</text:span></text:p>
      <text:p text:style-name="P6"/>
      <text:p text:style-name="P8"><text:span text:style-name="T4">Todos los socios, siempre y cuando tengan la capacidad suficiente, podrán solicitar préstamos adicionales, a un préstamo que tuvieran vigente.</text:span></text:p>
      <text:p text:style-name="P3"/>
      <text:p text:style-name="P8"><text:span text:style-name="T4">En estos casos la solicitud de préstamo se hará por la cantidad del préstamo vigente más la cantidad adicional que se recibirá en efectivo.</text:span></text:p>
      <text:p text:style-name="P3"/>
      <text:p text:style-name="P8"><text:span text:style-name="T4">El socio solicitante deberá tener mínimo un año de haber solicitado el Préstamo Anterior.</text:span></text:p>
      <text:p text:style-name="P3"/>
      <text:p text:style-name="P8"><text:span text:style-name="T4">El préstamo anterior quedará liquidado, y el nuevo préstamo quedará registrado por la cantidad global ajustándose el plazo de acuerdo a la tabla indicada en el ANEXO I.- Tabla de cálculo de pagos mínimos.</text:span></text:p>
      <text:p text:style-name="P3"/>
      <text:p text:style-name="P8"><text:span text:style-name="T4">Si el socio requiere los préstamos independientes o no cubre el mínimo de un año, se aplicará el Artículo 12.</text:span></text:p>
      <text:p text:style-name="P3"/>
      <text:p text:style-name="P8"><text:span text:style-name="T11">(Pendiente) Artículo 6°.- Préstamos para Colegiaturas </text:span></text:p>
      <text:p text:style-name="P11"/>
      <text:p text:style-name="P8"><text:span text:style-name="T10">Los socios Estudiantes podrán solicitar préstamos mensuales, trimestrales, cuatrimestrales o anuales, para pago de colegiaturas, los cuales tendrán el mismo tratamiento que los préstamos adicionales, en cuanto a su reestructura y capacidad, estos préstamos deberán cumplir con los siguientes requisitos:</text:span></text:p>
      <text:p text:style-name="P10"/>
      <text:list xml:id="list1152636824243186477" text:style-name="WWNum7">
        <text:list-item>
          <text:p text:style-name="P55"><text:span text:style-name="T10">Entregar ficha de pago y tira de materias a cursar</text:span></text:p>
        </text:list-item>
        <text:list-item>
          <text:p text:style-name="P55"><text:span text:style-name="T10">Entregar comprobante de pago, después de haber realizado el deposito</text:span></text:p>
        </text:list-item>
        <text:list-item>
          <text:p text:style-name="P55"><text:span text:style-name="T10">Entregar boleta al finalizar el periodo cursado.</text:span></text:p>
        </text:list-item>
      </text:list>
      <text:p text:style-name="P10"/>
      <text:p text:style-name="Standard"><text:span text:style-name="T10">Las materias no acreditadas no serán financiadas.</text:span></text:p>
      <text:p text:style-name="P10"/>
      <text:p text:style-name="P8"><text:span text:style-name="T10">Para cálculo del pago mínimo, por cada reestructura, deberán ajustarse a la tabla indicada en el ANEXO I.- Tabla de cálculo de pagos mínimos.</text:span></text:p>
      <text:p text:style-name="P6"/>
      <text:p text:style-name="P8"><text:span text:style-name="T3">Artículo 7°.- Para ingresar al Fondo</text:span></text:p>
      <text:p text:style-name="P6"/>
      <text:list xml:id="list7615057858877273104" text:style-name="WWNum8">
        <text:list-item>
          <text:p text:style-name="P34"><text:span text:style-name="T4">Los Socios Ahorradores Familiares deberán presentar una solicitud en la que el Socio Fundador del <text:s/>Grupo Familiar al que pertenece, avala su ingreso.</text:span></text:p>
        </text:list-item>
        <text:list-item>
          <text:p text:style-name="P34"><text:span text:style-name="T4">Los Socios Ahorradores Externos deberán presentar una solicitud en la que deberán ser recomendados por un integrante familiar y avalados solidariamente por un socio fundador, con lo cual el socio recomendado pasará a formar parte del grupo del socio Fundador.</text:span></text:p>
        </text:list-item>
      </text:list>
      <text:p text:style-name="P3"/>
      <text:p text:style-name="P8"><text:soft-page-break/><text:span text:style-name="T3">Artículo 8°.-</text:span><text:span text:style-name="T4"> El Fondo aceptará las donaciones y colaboraciones de toda persona o Institución, siempre y cuando no modifique sus objetivos y principios.</text:span></text:p>
      <text:p text:style-name="P3"/>
      <text:p text:style-name="P8"><text:span text:style-name="T3">Artículo 9°.-</text:span><text:span text:style-name="T4"> El Fondo por ningún motivo se vinculará con Asociaciones que persigan fines antagónicos a los intereses y principios del mismo.</text:span></text:p>
      <text:p text:style-name="P3"/>
      <text:p text:style-name="P8"><text:span text:style-name="T3">Artículo 10°.-</text:span><text:span text:style-name="T4">El Fondo estará constituido por tres entidades reguladoras: Consejo de Administración, Mesa Directiva y Contraloría, las cuales se conformarán de la siguiente manera:</text:span></text:p>
      <text:p text:style-name="P6"/>
      <text:p text:style-name="P8"><text:span text:style-name="T3">Consejo de Administración.</text:span></text:p>
      <text:p text:style-name="P8"><text:span text:style-name="T4">Estará integrado por:</text:span></text:p>
      <text:list xml:id="list3234384999898279218" text:style-name="WWNum9">
        <text:list-item>
          <text:p text:style-name="P35"><text:span text:style-name="T4">Los Socios Mayoritarios que, en conformidad con los Estados de Cuenta del mes de octubre reportados por el Administrador, en conjunto reúnan mínimo el 51% del monto total que constituye el fondo. Existirá un representante del consejo elegido por votación del mismo el cual estará encargado de convocar las reuniones de consejo cuando sea necesario. Esta persona no tendrá el derecho de ejercer ninguna decisión por sí sola. Se constituirá en el mes de noviembre y tendrá una vigencia mínima con fecha al cierre del ejercicio contable.</text:span></text:p>
        </text:list-item>
      </text:list>
      <text:p text:style-name="P30"><text:span text:style-name="T4">Los Socios Mayoritarios que no puedan asistir a las reuniones del Consejo de Administración, tendrán la facultad de designar, mediante un documento debidamente certificado con su firma, a un integrante de su mismo grupo como su representante, siempre y cuando <text:s/>no esté dentro del Consejo de Administración, <text:s/>éste podrá asistir a las reuniones del Consejo de Administración con derecho a voz y voto.</text:span></text:p>
      <text:p text:style-name="P28"><text:span text:style-name="T4">En caso de que un socio mantenga dos cuentas o más, dentro del 51% de participación solo mantendrá el derecho a un voto.</text:span></text:p>
      <text:list xml:id="list170214339121853" text:continue-numbering="true" text:style-name="WWNum9">
        <text:list-item>
          <text:p text:style-name="P35"><text:span text:style-name="T4">Los Socios Vitalicios que a consideración de los Socios Mayoritarios sean designados para integrarse al Consejo de Administración.</text:span></text:p>
        </text:list-item>
      </text:list>
      <text:p text:style-name="P53"/>
      <text:p text:style-name="P53"/>
      <text:p text:style-name="P8"><text:span text:style-name="T3">Mesa Directiva.</text:span></text:p>
      <text:p text:style-name="P8"><text:span text:style-name="T4">Estará integrada por:</text:span></text:p>
      <text:p text:style-name="P21"><text:span text:style-name="T4">Un Presidente, un Tesorero, un Secretario de Actas, un Secretario de Relaciones, un Administrador del Sistema y un Asesor General. Los cargos tendrán una vigencia de dos años y al término de este periodo se nombrarán nuevos representantes por proposición y votación en la Asamblea General, permitiéndose la reelección.</text:span></text:p>
      <text:p text:style-name="P6"/>
      <text:p text:style-name="P8"><text:span text:style-name="T3">Contraloría.</text:span></text:p>
      <text:p text:style-name="P21"><text:span text:style-name="T4">El Fondo será auditado por un Contralor, con el objetivo de extender una mayor seguridad y control del manejo del mismo. Tendrá una vigencia de dos años. Al término de este periodo se nombrará un nuevo representante, por proposición y votación en la Asamblea General, permitiéndose la reelección.</text:span></text:p>
      <text:p text:style-name="P22"/>
      <text:p text:style-name="P8"><text:soft-page-break/><text:span text:style-name="T3">Artículo 11°.-</text:span><text:span text:style-name="T4"> El Fondo jamás deberá tener saldos ceros, por lo que mantendrá un saldo mínimo el cual será determinado por el Tesorero y se informará en las asambleas.</text:span></text:p>
      <text:p text:style-name="P3"/>
      <text:p text:style-name="P8"><text:span text:style-name="T3">Artículo 12°.-</text:span><text:span text:style-name="T4">El Fondo concederá préstamos con las siguientes tasas de interés mensual:</text:span></text:p>
      <text:p text:style-name="P3"/>
      <text:list xml:id="list2351120207451445044" text:style-name="WWNum10">
        <text:list-item>
          <text:p text:style-name="P36"><text:span text:style-name="T4">0% para gastos médicos comprobables (excepto cirugías estéticas) y gastos legales (incluye deducibles y fianza). Aplicable únicamente para Socios Fundadores y Socios Ahorradores Familiares. El Socio beneficiado deberá entregar los comprobantes que certifiquen que el préstamo fue aplicado en su persona a más tardar el último día hábil del mes siguiente al que se hayan efectuado los gastos. El excedente por los gastos no comprobados se designará como préstamo personal con la tasa mencionada en el siguiente párrafo.</text:span></text:p>
        </text:list-item>
        <text:list-item>
          <text:p text:style-name="P36"><text:span text:style-name="T4">1% para préstamos personales a Socios Fundadores y Socios Ahorradores Familiares.</text:span></text:p>
        </text:list-item>
      </text:list>
      <text:p text:style-name="P53"/>
      <text:list xml:id="list170214353038780" text:continue-numbering="true" text:style-name="WWNum10">
        <text:list-item>
          <text:p text:style-name="P36"><text:span text:style-name="T4">2% para préstamos personales a Socios Fundadores y Socios Ahorradores Familiares que soliciten un préstamo y todavía tengan uno o varios préstamos por liquidar.</text:span></text:p>
        </text:list-item>
      </text:list>
      <text:p text:style-name="P3"/>
      <text:list xml:id="list170214873855041" text:continue-numbering="true" text:style-name="WWNum10">
        <text:list-item>
          <text:p text:style-name="P36"><text:span text:style-name="T4">Del 3% al 10% para Socios Terceros, según se pacte con el Socio Fundador responsable.</text:span></text:p>
        </text:list-item>
      </text:list>
      <text:p text:style-name="P6"/>
      <text:p text:style-name="P8"><text:span text:style-name="T3">Artículo 13°.-</text:span><text:span text:style-name="T4">Para solicitar un préstamo, el socio deberá entregar al Presidente de la Mesa Directiva una solicitud con la firma del Socio Fundador responsable. La cantidad máxima de préstamo a un socio será tomando en consideración la opinión del Socio Fundador y la capacidad de pago del socio solicitante. Esta cantidad no será mayor al 200% del ahorro grupal menos la cantidad que adeuden como grupo, más la cantidad que estén avalando a un tercero; y la decisión será determinada por la entidad reguladora correspondiente según sea el monto solicitado. Asimismo para determinar la capacidad de retiro se dividirá entre 2 la capacidad de préstamo grupal determinada anteriormente.</text:span></text:p>
      <text:p text:style-name="P3"/>
      <text:p text:style-name="P8"><text:span text:style-name="T3">Artículo 14°.-</text:span><text:span text:style-name="T4"> Si un socio desea un préstamo que exceda a lo estipulado en el Artículo 13 del presente Título, puede solicitar el apoyo de otro Socio cabeza de grupo, si este lo acepta, y se deberá entregar un documento al Presidente de la Mesa Directiva donde se exprese el monto sobre el cual se asume la responsabilidad de fungir como aval.</text:span></text:p>
      <text:p text:style-name="P8"><text:span text:style-name="T4">Cuando un socio ahorrador familiar solicite un préstamo personal, si se rebasa la capacidad de préstamo estipulada, el Consejo de Administración analizará la solicitud y dictaminará lo procedente.</text:span></text:p>
      <text:p text:style-name="P6"/>
      <text:p text:style-name="P8"><text:span text:style-name="T3">Artículo 15°.</text:span><text:span text:style-name="T4">- El Socio que goce de un préstamo deberá, en todo momento, agotar el cumplimiento del Reglamento, principalmente en lo referente a cómo se le autorizó el préstamo, y asumir y respetar las acciones derivadas del </text:span><text:soft-page-break/><text:span text:style-name="T4">incumplimiento en los pagos respectivos (según lo señalado en los Artículos 12° y 18°, del Título 5º, del presente Reglamento).</text:span></text:p>
      <text:p text:style-name="P3"/>
      <text:p text:style-name="P8"><text:span text:style-name="T3">Artículo 16°.</text:span><text:span text:style-name="T4">- El Reglamento de FEDAAMAC se debe observar, acatar y cumplir en todo lo que establece; por lo tanto no pueden existir casos especiales. Sólo cuando lo aquí reglamentado se haya agotado o no existan lineamientos para resolver acerca de algún caso extraordinario, el Consejo de Administración los revisará y les dará una respuesta o solución.</text:span></text:p>
      <text:p text:style-name="P3"/>
      <text:p text:style-name="P8"><text:span text:style-name="T3">Artículo 17°.-</text:span><text:span text:style-name="T4"> Los intereses devengados por el funcionamiento del fondo, se repartirán proporcionalmente al saldo promedio de aportación de cada socio, capitalizándose esta operación anualmente.</text:span></text:p>
      <text:p text:style-name="P3"/>
      <text:p text:style-name="P8"><text:span text:style-name="T3">Artículo 18</text:span><text:span text:style-name="T4">°.- Los intereses devengados por las inversiones propias del Fondo, se repartirán proporcionalmente de acuerdo al porcentaje del fondo aportado por cada socio, capitalizándose esta operación anualmente. </text:span></text:p>
      <text:p text:style-name="P9"><text:span text:style-name="T4"><text:tab/></text:span></text:p>
      <text:p text:style-name="P8"><text:span text:style-name="T3">Artículo 19°.-</text:span><text:span text:style-name="T4"> Las decisiones que FEDAAMAC tome respecto a la dirección, misión y visión del mismo, serán aprobadas en votación por los integrantes del Consejo de Administración y estas sólo podrán ser materia de análisis posterior cuando lo requiera el Consejo y a solicitud expresa de un socio.</text:span></text:p>
      <text:p text:style-name="P6"/>
      <text:p text:style-name="P8"><text:span text:style-name="T3">Artículo 20°.-</text:span><text:span text:style-name="T4"> Los ejercicios contables de FEDAAMAC constarán de 12 meses, empezando el 1º de noviembre y terminando el 31 de octubre de cada año.</text:span></text:p>
      <text:p text:style-name="P3"/>
      <text:p text:style-name="P8"><text:span text:style-name="T3">Artículo 21°.-</text:span><text:span text:style-name="T4"> Cuando un socio o grupo familiar integrante de FEDAAMAC decida renunciar a los derechos y obligaciones del Fondo de manera verbal o escrita, su postura ante FEDAMAC será irrevocable. Si posteriormente decide reingresar al mismo, sólo podrá hacerlo cuando haya transcurrido un periodo de dos años calendario contados a partir de la fecha de renuncia.</text:span></text:p>
      <text:p text:style-name="P3"/>
      <text:p text:style-name="P8"><text:span text:style-name="T3">Artículo 22°.-</text:span><text:span text:style-name="T4"> Cuando un ex socio o ex grupo familiar reingrese a FEDAAMAC con un capital que lo haga pertenecer de manera inmediata al Consejo de Administración, no podrá formar parte del mismo hasta que finalice el ejercicio fiscal correspondiente así como el siguiente.</text:span></text:p>
      <text:p text:style-name="P3"/>
      <text:p text:style-name="P8"><text:span text:style-name="T3">Artículo 23°.-</text:span><text:span text:style-name="T4"> Todo socio que presente, a su juicio, una situación especial que no pueda ser resuelta por el Reglamento Interno de FEDAAMAC, debe dirigir un documento al Consejo de Administración, donde manifieste su situación, exponga sus argumentos y solicitud de cómo propone poder resolver su caso particular. Tal documento deberá remitirse en tiempo oportuno y forma adecuada. El Consejo de Administración se reunirá para analizar su situación, motivos expuestos y solicitud presentada en el documento enviado. De conformidad con lo que resuelvan conjuntamente, darán una resolución al caso presentado. O, si lo estiman pertinente, buscarán una solución alterna. Para esto, los mismos integrantes del Consejo de Administración podrán presentar una propuesta de resolución y/o analizarán las distintas propuestas que se presenten a fin de unificar criterios. El </text:span><text:soft-page-break/><text:span text:style-name="T4">consejo tendrá 2 domingos a partir de la fecha de recepción de la solicitud para realizar el dictamen de lo que el presidente de la mesa directiva no pudo resolver y en ese inter no se podrá resolver ninguna solicitud, ni tampoco se le otorgará su capital al socio que llegase a renunciar, hasta que no se resuelva la primera solicitud.</text:span></text:p>
      <text:p text:style-name="P6"/>
      <text:p text:style-name="P8"><text:span text:style-name="T3">Articulo 24°.-</text:span><text:span text:style-name="T4">Todas las solicitudes contarán con fecha y hora de ingreso al momento de llegar a presidencia, si alguna solicitud debe ser modificada, esta volverá tener una nueva fecha y hora de ingreso.</text:span></text:p>
      <text:p text:style-name="P3"/>
      <text:p text:style-name="P3"/>
      <text:p text:style-name="P18"><text:bookmark-start text:name="_Toc227075745"/><text:span text:style-name="T3">TÍTULO 3°. De las funciones y obligaciones de los representantes de la Mesa Directiva, Consejo de Administración, Contraloría y Titulares de las cuentas.</text:span><text:bookmark-end text:name="_Toc227075745"/></text:p>
      <text:p text:style-name="P3"/>
      <text:p text:style-name="P8"><text:span text:style-name="T3">CONSEJO DE ADMINISTRACIÓN</text:span><text:span text:style-name="T4"> (en conjunto).</text:span></text:p>
      <text:p text:style-name="P8"><text:span text:style-name="T4">Deberá:</text:span></text:p>
      <text:list xml:id="list3815439788635421153" text:style-name="WWNum11">
        <text:list-item>
          <text:p text:style-name="P37"><text:span text:style-name="T4">Revisar y analizar las propuestas que envíen los socios, para el mejoramiento del fondo.</text:span></text:p>
        </text:list-item>
        <text:list-item>
          <text:p text:style-name="P37"><text:span text:style-name="T4">Analizar, en conjunto con el Presidente de la Mesa Directiva las solicitudes de préstamos que lo requieran.</text:span></text:p>
        </text:list-item>
        <text:list-item>
          <text:p text:style-name="P37"><text:span text:style-name="T4">Revisar y analizar, con la Mesa Directiva, al inicio del ejercicio contable el actual Reglamento Interno para determinar si aún funciona adecuadamente y, en caso contrario, modificarlo.</text:span></text:p>
        </text:list-item>
        <text:list-item>
          <text:p text:style-name="P37"><text:span text:style-name="T4">Difundir entre los socios cabeza de grupo las modificaciones autorizadas por el mismo Consejo de Administración y anualmente entregar el reglamento actualizado.</text:span></text:p>
        </text:list-item>
      </text:list>
      <text:p text:style-name="P6"/>
      <text:p text:style-name="P8"><text:span text:style-name="T3">MESA DIRECTIVA</text:span></text:p>
      <text:p text:style-name="P6"/>
      <text:p text:style-name="P8"><text:span text:style-name="T3">PRESIDENTE</text:span></text:p>
      <text:p text:style-name="P8"><text:span text:style-name="T4">Deberá:</text:span></text:p>
      <text:list xml:id="list2686423939779612687" text:style-name="WWNum12">
        <text:list-item>
          <text:p text:style-name="P38"><text:span text:style-name="T4">Realizar reuniones con el Tesorero y Secretario de actas, a fin de planear las reuniones con la asamblea de socios.</text:span></text:p>
        </text:list-item>
        <text:list-item>
          <text:p text:style-name="P38"><text:span text:style-name="T4">Elaborar las agendas para cada reunión y enviarlas a los socios Cabeza de Grupo, Mesa Directiva y Consejo de Administración, en forma oportuna.</text:span></text:p>
        </text:list-item>
        <text:list-item>
          <text:p text:style-name="P38"><text:span text:style-name="T4">Informar a los socios de las modificaciones al Reglamento y/o de los distintos acuerdos tomados por el Consejo de Administración. En el caso de que un socio lo requiera, recibirá por escrito la solicitud para cualquier aclaración, sugerencia, propuesta u objeción sobre el contenido de los estatutos en este reglamento; misma que remitirá al Consejo de Administración para su consideración.</text:span></text:p>
        </text:list-item>
        <text:list-item>
          <text:p text:style-name="P38"><text:span text:style-name="T4">Supervisar las inversiones de los fondos no utilizados en los préstamos.</text:span></text:p>
        </text:list-item>
        <text:list-item>
          <text:p text:style-name="P38"><text:span text:style-name="T4">Analizar todas las solicitudes de préstamo y autorizar aquellas que cumplan con los requisitos establecidos en el presente reglamento; dando instrucciones al Tesorero para su entrega.</text:span></text:p>
        </text:list-item>
        <text:list-item>
          <text:p text:style-name="P38"><text:span text:style-name="T4">Abrir y guardar expedientes de cada uno de los grupos, cuidando que estos cuenten con todos los documentos que dan derecho a los beneficios del fondo.</text:span></text:p>
        </text:list-item>
        <text:list-item>
          <text:p text:style-name="P38"><text:span text:style-name="T4">Informar al Consejo de Administración, la documentación relativa a los préstamos otorgados.</text:span></text:p>
        </text:list-item>
        <text:list-item>
          <text:p text:style-name="P38"><text:span text:style-name="T4">Recabar la firma de los socios a quienes se les otorgo préstamo, en el pagaré correspondiente.</text:span></text:p>
        </text:list-item>
      </text:list>
      <text:p text:style-name="P3"/>
      <text:p text:style-name="P8"><text:span text:style-name="T3">TESORERO</text:span></text:p>
      <text:p text:style-name="P8"><text:span text:style-name="T4">Deberá.</text:span></text:p>
      <text:list xml:id="list6424357078636932247" text:style-name="WWNum13">
        <text:list-item>
          <text:p text:style-name="P39"><text:span text:style-name="T4">Administrar el dinero del Fondo, solventando las solicitudes autorizadas de préstamo a los socios.</text:span></text:p>
        </text:list-item>
        <text:list-item>
          <text:p text:style-name="P39"><text:soft-page-break/><text:span text:style-name="T4">Documentar el estado financiero del Fondo y de cada uno de los socios para presentarlos eventualmente bajo cualquier requerimiento.</text:span></text:p>
        </text:list-item>
        <text:list-item>
          <text:p text:style-name="P39"><text:span text:style-name="T4">Documentar y verificar que los intereses ganados por el fondo, tanto en los préstamos como en las inversiones, y después de descontar lo que se destina a la cuenta 50, al final del ejercicio sean repartidos en forma proporcional al porcentaje del fondo aportado por cada socio.</text:span></text:p>
        </text:list-item>
        <text:list-item>
          <text:p text:style-name="P39"><text:span text:style-name="T4">Atender, conforme las haya autorizado el Presidente de la Mesa Directiva y/o el Consejo de Administración, las solicitudes de préstamos de acuerdo a lo establecido en el título 2°, artículo 12°.</text:span></text:p>
        </text:list-item>
        <text:list-item>
          <text:p text:style-name="P39"><text:span text:style-name="T4">Dar la orden a los titulares de las cuentas de cheques del fondo, para la entrega del préstamo solicitado, ya sea en cheque o como depósito en la cuenta que designe el socio solicitante.</text:span></text:p>
        </text:list-item>
        <text:list-item>
          <text:p text:style-name="P39"><text:span text:style-name="T4">El tesorero, solventados los préstamos autorizados, tiene la facultad de destinar los excedentes del Fondo de FEDAMAC a las inversiones que estime pertinentes. Deberá informar oportunamente, al Presidente de la Mesa Directiva y al Contralor, sobre los movimientos efectuados. Mensualmente debe entregar copia de los estados de cuenta bancarios. En caso necesario, responderá a cualquier requerimiento o aclarará cualquier duda que le soliciten.</text:span></text:p>
        </text:list-item>
      </text:list>
      <text:p text:style-name="P6"/>
      <text:p text:style-name="P8"><text:span text:style-name="T3">SECRETARIO DE ACTAS</text:span></text:p>
      <text:p text:style-name="P8"><text:span text:style-name="T4">Deberá:</text:span></text:p>
      <text:list xml:id="list739162616898386801" text:style-name="WWNum14">
        <text:list-item>
          <text:p text:style-name="P40"><text:span text:style-name="T4">Tomar nota de las sugerencias de los socios y comentarlas con el Presidente para exponerlas en las reuniones subsecuentes.</text:span></text:p>
        </text:list-item>
        <text:list-item>
          <text:p text:style-name="P40"><text:span text:style-name="T4">Levantar actas y minutas sobre los Acuerdos que se estipulen en las Juntas con el Consejo de Administración; de los asuntos tratados en las Reuniones de la Mesa Directiva; y de los comentarios expresados en las Asambleas Generales.</text:span></text:p>
        </text:list-item>
        <text:list-item>
          <text:p text:style-name="P40"><text:span text:style-name="T4">Enviar a los Socios Cabeza de Grupo los Acuerdos, las Actas y/o Minutas respectivas. </text:span></text:p>
        </text:list-item>
      </text:list>
      <text:p text:style-name="P3"/>
      <text:p text:style-name="P8"><text:span text:style-name="T3">SECRETARIO DE RELACIONES</text:span></text:p>
      <text:p text:style-name="P8"><text:span text:style-name="T4">Deberá:</text:span></text:p>
      <text:list xml:id="list8725477512912696643" text:style-name="WWNum15">
        <text:list-item>
          <text:p text:style-name="P41"><text:span text:style-name="T4">Llevar el registro de asistencia de los socios y grupos, en las Asambleas Generales, e informarlo al Presidente de la Mesa Directiva.</text:span></text:p>
        </text:list-item>
        <text:list-item>
          <text:p text:style-name="P41"><text:span text:style-name="T4">Según el tipo de Asamblea, dar aviso a los socios de las fechas y lugar en que se realizarán las asambleas programadas.</text:span></text:p>
        </text:list-item>
        <text:list-item>
          <text:p text:style-name="P41"><text:span text:style-name="T4">Organizar a los socios para la realización de los diferentes platillos que se consumen en las asambleas.</text:span></text:p>
        </text:list-item>
      </text:list>
      <text:p text:style-name="P3"/>
      <text:p text:style-name="P8"><text:span text:style-name="T3">CONTRALORÍA </text:span></text:p>
      <text:p text:style-name="P8"><text:span text:style-name="T4">Deberá:</text:span></text:p>
      <text:list xml:id="list3860169180184625501" text:style-name="WWNum16">
        <text:list-item>
          <text:p text:style-name="P42"><text:span text:style-name="T4">Llevar un paralelo de la operación del sistema FEDAAMAC. Para lo cual, el Administrador, hará entrega de la información necesaria para llevar a cabo esta acción. </text:span></text:p>
        </text:list-item>
        <text:list-item>
          <text:p text:style-name="P42"><text:span text:style-name="T4">Mantener comunicación periódica, con el Presidente de la Mesa Directiva, con el objetivo de mantenerse informados de los resultados del paralelo.</text:span></text:p>
        </text:list-item>
        <text:list-item>
          <text:p text:style-name="P42"><text:soft-page-break/><text:span text:style-name="T4">Verificará, en caso de así creerlo conveniente, con el Administrador, los movimientos correspondientes a los informes contables mensuales. </text:span></text:p>
        </text:list-item>
        <text:list-item>
          <text:p text:style-name="P42"><text:span text:style-name="T4">Entregará reportes al Consejo de Administración y Mesa Directiva para su revisión y seguimiento de los mismos.</text:span></text:p>
        </text:list-item>
        <text:list-item>
          <text:p text:style-name="P42"><text:span text:style-name="T4">Determinará o sugerirá ideas de control o mejoramiento del sistema.</text:span></text:p>
        </text:list-item>
      </text:list>
      <text:p text:style-name="P3"/>
      <text:p text:style-name="P8"><text:span text:style-name="T3">ADMINISTRADOR DEL SISTEMA.</text:span></text:p>
      <text:p text:style-name="P8"><text:span text:style-name="T4">Deberá:</text:span></text:p>
      <text:list xml:id="list513595958248874755" text:style-name="WWNum17">
        <text:list-item>
          <text:p text:style-name="P43"><text:span text:style-name="T4">Capturar, cada mes, la información relativa <text:s/>a los movimientos <text:s/>de entrada y salida organizándolos por conceptos para su aplicación al sistema de administración.</text:span></text:p>
        </text:list-item>
        <text:list-item>
          <text:p text:style-name="P43"><text:span text:style-name="T4">Establecer el nivel de control de las cifras que permitan asegurar que la información fue capturada correctamente. En su caso, corregir los posibles errores, determinados por los propios socios o por cualquier nivel de control de la organización.</text:span></text:p>
        </text:list-item>
        <text:list-item>
          <text:p text:style-name="P43"><text:span text:style-name="T4">Generar los reportes establecidos por la organización para distribuirlos entre los socios y los diferentes niveles de FEDAAMAC.</text:span></text:p>
        </text:list-item>
        <text:list-item>
          <text:p text:style-name="P43"><text:span text:style-name="T4">Entregar cada mes, vía correo electrónico, estados de cuenta actualizados a cada uno de los Socios Cabeza de Grupo.</text:span></text:p>
        </text:list-item>
        <text:list-item>
          <text:p text:style-name="P43"><text:span text:style-name="T4">Contar con el visto bueno del Contralor para cualquier eliminación y/o modificación de cualquier movimiento.</text:span></text:p>
        </text:list-item>
        <text:list-item>
          <text:p text:style-name="P43"><text:span text:style-name="T4">Para cualquier modificación del Sistema deberá contar, en primer lugar, con la autorización del Consejo de Administración.</text:span></text:p>
        </text:list-item>
        <text:list-item>
          <text:p text:style-name="P43"><text:span text:style-name="T4">Elaborar un documento que contenga un pagaré con la tabla de amortización correspondiente, además, se deberá mencionar el monto del préstamo, la tasa de interés, el número de pagos mínimos, el monto de pago mínimo mensual, la fecha de disposición del monto, la fecha de vencimiento del mismo pagaré y la cuenta a la que se le cargará el préstamo. <text:s/>Una vez realizado, deberá entregarlo al Socio correspondiente y al Presidente de la Mesa Directiva con copia al Consejo de Administración.</text:span></text:p>
        </text:list-item>
      </text:list>
      <text:p text:style-name="P25"/>
      <text:p text:style-name="P3"/>
      <text:p text:style-name="P3"/>
      <text:p text:style-name="P8"><text:span text:style-name="T3">TITULARES DE LAS CUENTAS.</text:span></text:p>
      <text:p text:style-name="P8"><text:span text:style-name="T4">Deberán:</text:span></text:p>
      <text:list xml:id="list8629757812770198504" text:style-name="WWNum18">
        <text:list-item>
          <text:p text:style-name="P44"><text:span text:style-name="T4">Administrar las cuentas de cheque del Fondo, verificando de manera regular los saldos y movimientos efectuados en las mismas.</text:span></text:p>
        </text:list-item>
        <text:list-item>
          <text:p text:style-name="P44"><text:span text:style-name="T4">Informar semanalmente al Tesorero y al Administrador el saldo existente en la cuenta bajo su responsabilidad, así como los cheques girados con número, fecha y nombre del beneficiario.</text:span></text:p>
        </text:list-item>
        <text:list-item>
          <text:p text:style-name="P44"><text:span text:style-name="T4">Al término de cada mes enviar al Tesorero y al Administrador un listado de los movimientos efectuados, así mismo, copia del Estado de Cuenta recibido del Banco correspondiente. Este último con copia al Presidente de la Mesa Directiva y al Contralor General.</text:span></text:p>
        </text:list-item>
        <text:list-item>
          <text:p text:style-name="P44"><text:span text:style-name="T4">Emitir los cheques o depósitos en base a las indicaciones recibidas del Tesorero.</text:span></text:p>
        </text:list-item>
        <text:list-item>
          <text:p text:style-name="P44"><text:soft-page-break/><text:span text:style-name="T4">Se considera necesario que el Tesorero acceda, en caso necesario, a las cuentas para recabar la información pertinente. Para esto, los Titulares de las Cuentas deberán entregar los datos de acceso requeridos por el Tesorero. Lo anterior no impide que los Titulares de las Cuentas cumplan con las funciones señaladas en el presente Reglamento.</text:span></text:p>
        </text:list-item>
      </text:list>
      <text:p text:style-name="P53"/>
      <text:p text:style-name="P3"/>
      <text:p text:style-name="P8"><text:span text:style-name="T3">INVERSIONISTAS.</text:span></text:p>
      <text:p text:style-name="P8"><text:span text:style-name="T4">Deberán:</text:span></text:p>
      <text:list xml:id="list5682704113061345152" text:style-name="WWNum19">
        <text:list-item>
          <text:p text:style-name="P45"><text:span text:style-name="T4">Estar siempre apegados a la autoridad e instrucciones del Tesorero.</text:span></text:p>
        </text:list-item>
        <text:list-item>
          <text:p text:style-name="P45"><text:span text:style-name="T4">Administrar los fondos que determine el Tesorero, en las inversiones bancarias que a su juicio sean las más adecuadas o productivas, considerando su manejo en tiempo e intereses a recibir.</text:span></text:p>
        </text:list-item>
        <text:list-item>
          <text:p text:style-name="P45"><text:span text:style-name="T4">Informar mensualmente al Tesorero, Administrador, Contralor y Presidente de la Mesa Directiva, sobre los movimientos efectuados, asimismo sobre los intereses ganados.</text:span></text:p>
        </text:list-item>
        <text:list-item>
          <text:p text:style-name="P45"><text:span text:style-name="T4">Entregar copia de los estados de cuenta, que mensualmente les entrega el Banco, al Tesorero, Administrador, Contralor y Presidente de la Mesa Directiva, y al Consejo de Administración.</text:span></text:p>
        </text:list-item>
      </text:list>
      <text:p text:style-name="P6"/>
      <text:p text:style-name="P8"><text:span text:style-name="T3">ASESOR GENERAL</text:span></text:p>
      <text:p text:style-name="P8"><text:span text:style-name="T4">Deberá:</text:span></text:p>
      <text:list xml:id="list7166110149633244814" text:style-name="WWNum20">
        <text:list-item>
          <text:p text:style-name="P46"><text:span text:style-name="T4">Analizar las actividades y funcionamiento del fondo, proponiendo correcciones o mejoras a los procedimientos y al sistema de administración. </text:span></text:p>
        </text:list-item>
        <text:list-item>
          <text:p text:style-name="P46"><text:span text:style-name="T4">Este puesto solo podrá ser ocupado por los socios vitalicios.</text:span></text:p>
        </text:list-item>
      </text:list>
      <text:p text:style-name="P3"/>
      <text:p text:style-name="P3"/>
      <text:p text:style-name="P6"><text:bookmark-start text:name="_Toc227075746"/></text:p>
      <text:p text:style-name="P18"><text:span text:style-name="T3">TÍTULO 4°. De las Asambleas y carácter de las mismas.</text:span><text:bookmark-end text:name="_Toc227075746"/></text:p>
      <text:p text:style-name="P3"/>
      <text:p text:style-name="P8"><text:span text:style-name="T3">Artículo 1°.-</text:span><text:span text:style-name="T4"> Para el desarrollo de las actividades de FEDAAMAC se realizarán Juntas, Reuniones y Asambleas Generales; cada una de éstas tendrá un distinto carácter y los asistentes a las mismas deberán sujetarse al mismo.</text:span></text:p>
      <text:p text:style-name="P3"/>
      <text:p text:style-name="P8"><text:span text:style-name="T3">Artículo 2°.-</text:span><text:span text:style-name="T4"> Se realizarán Juntas de carácter resolutivo entre los integrantes del Consejo de Administración, con derecho a voz y voto, y la Mesa Directiva <text:s/>con derecho a voz. De no existir consenso, los acuerdos serán tomados por el voto mayoritario de los integrantes del Consejo de Administración y se le otorgara voto al Presidente de la Mesa Directiva, en representación de los socios minoritarios.</text:span></text:p>
      <text:p text:style-name="P3"/>
      <text:p text:style-name="P8"><text:span text:style-name="T3">Artículo 3°.</text:span><text:span text:style-name="T4">- Si el Consejo de Administración lo considera pertinente, realizará Reuniones de carácter informativo con la Mesa Directiva.</text:span></text:p>
      <text:p text:style-name="P3"/>
      <text:p text:style-name="P8"><text:span text:style-name="T3">Artículo 4°.</text:span><text:span text:style-name="T4">- La Mesa Directiva realizará Reuniones de Trabajo en las que definirán los mecanismos para operativizar los acuerdos mandatados por el Consejo de Administración; planearán y definirán los puntos a tratar en las Asambleas Generales; asimismo acordarán los mecanismos de trabajo conjunto y todas aquellas cuestiones que el Reglamento les faculte realizar.</text:span></text:p>
      <text:p text:style-name="P3"/>
      <text:p text:style-name="P8"><text:span text:style-name="T3">Artículo 5°.</text:span><text:span text:style-name="T4">- Se realizarán Asambleas Generales de Socios de carácter informativo. Asistirán todos los Socios Ahorradores, fundadores y familiares, de FEDAAMAC. Cualquier inconformidad deberán dirigirla por escrito al Presidente de la Mesa Directiva y al Consejo de Administración, para las consideraciones y resoluciones que estos últimos estimen pertinentes.</text:span></text:p>
      <text:p text:style-name="P6"/>
      <text:p text:style-name="P8"><text:span text:style-name="T3">Artículo 6°.</text:span><text:span text:style-name="T4">- Cada dos años, al final del Periodo lectivo de la Mesa Directiva, se realizarán Asambleas Generales de carácter electoral, para elegir a los integrantes de la Nueva Mesa Directiva. Cada socio tendrá derecho a voz y voto en esta elección.</text:span></text:p>
      <text:p text:style-name="P3"/>
      <text:p text:style-name="P3"/>
      <text:p text:style-name="P3"/>
      <text:p text:style-name="P3"/>
      <text:p text:style-name="P27"><text:bookmark-start text:name="_Toc227075747"/><text:span text:style-name="T3">TÍTULO 5°. De las funciones, derechos y obligaciones de todos los socios.</text:span><text:bookmark-end text:name="_Toc227075747"/></text:p>
      <text:p text:style-name="P3"/>
      <text:p text:style-name="P8"><text:span text:style-name="T3">Artículo 1°.-</text:span><text:span text:style-name="T4"> Asistir a todas las asambleas convocadas por la Mesa Directiva.</text:span></text:p>
      <text:p text:style-name="P3"/>
      <text:p text:style-name="P8"><text:span text:style-name="T3">Artículo 2°.</text:span><text:span text:style-name="T4">- Mantener el orden y disciplina en la reunión, queda prohibido llegar en estado etílico y/o consumir bebidas alcohólicas. </text:span></text:p>
      <text:p text:style-name="P3"/>
      <text:p text:style-name="P8"><text:span text:style-name="T3">Artículo 3°.</text:span><text:span text:style-name="T4">- Respetar las opiniones de todos y cada uno de los asistentes a fin de llevar una reunión con optimismo y cordialidad.</text:span></text:p>
      <text:p text:style-name="P3"/>
      <text:p text:style-name="P8"><text:span text:style-name="T3">Artículo 4°.</text:span><text:span text:style-name="T4">- El socio debe considerar como una obligación el hecho de incrementar su ahorro en forma constante. Para esto debe tomar en cuenta lo siguiente:</text:span></text:p>
      <text:list xml:id="list7677599924302721855" text:style-name="WWNum21">
        <text:list-item>
          <text:p text:style-name="P47"><text:span text:style-name="T4">Tener el compromiso de aportar una cuota mensual de $100.00 Adultos y $50.00 niños, con plena libertad de aportar cualquier otra cantidad que desee.</text:span></text:p>
        </text:list-item>
        <text:list-item>
          <text:p text:style-name="P47"><text:span text:style-name="T4">El depósito lo debe hacer usando la clave de socio que le fue asignada.</text:span></text:p>
        </text:list-item>
        <text:list-item>
          <text:p text:style-name="P47"><text:span text:style-name="T4">En caso de realizar depósitos múltiples, tiene la obligación de informar, al Titular de la cuenta donde deposita y al Administrador del Sistema, de cómo se reparte el mismo.</text:span></text:p>
        </text:list-item>
        <text:list-item>
          <text:p text:style-name="P47"><text:span text:style-name="T4">Si pasado mes y medio (45 días) no se identifica el depósito, se le hará un cargo del 25% sobre el depósito realizado.</text:span></text:p>
        </text:list-item>
        <text:list-item>
          <text:p text:style-name="P47"><text:span text:style-name="T4">Aquel socio que decida hacer su ahorro anual en una sola exhibición, será por un importe mínimo de $2,000.00 a depositar a más tardar en el mes de diciembre del ejercicio en curso; si el depósito efectuado fuera menor, el socio quedará comprometido a depositar $100.00 o $50.00 mensuales hasta completar la cantidad mínima de $1,200.00 <text:s/>o $600.00 en el ejercicio y así evitar lo mencionado en el Artículo 5° inciso b del Título 5°.</text:span></text:p>
        </text:list-item>
        <text:list-item>
          <text:p text:style-name="P47"><text:span text:style-name="T4">En términos del párrafo anterior se entenderá en lo posterior como cuenta activa aquella que cumpla con los términos mencionados, en caso de no cumplir se considerara como cuenta inactiva.</text:span></text:p>
        </text:list-item>
      </text:list>
      <text:p text:style-name="P3"/>
      <text:p text:style-name="P8"><text:span text:style-name="T3">Artículo 5°.</text:span><text:span text:style-name="T4">- Para solicitar un préstamo, el socio solicitante deberá tener en cuenta las siguientes consideraciones:</text:span></text:p>
      <text:list xml:id="list601482705058711601" text:style-name="WWNum22">
        <text:list-item>
          <text:p text:style-name="P48"><text:span text:style-name="T4">Si cumple con un promedio mínimo de aportación mensual de $100.00, podrá solicitar préstamos con las tasas de interés mensual estipuladas en el Título 2º, Artículo 12°.</text:span></text:p>
        </text:list-item>
        <text:list-item>
          <text:p text:style-name="P48"><text:span text:style-name="T4">Si no cumple con un promedio mínimo de aportación mensual de $100.00, podrá solicitar un préstamo, más deberá tener en cuenta que a <text:s/>las tasas de interés mensual estipuladas en el Título 2º, Artículo 12°, se le sumará un interés extra del 0.5% mensual; también se debe tomar <text:s/>en cuenta que las cuentas activas tienen prioridad.</text:span></text:p>
        </text:list-item>
      </text:list>
      <text:p text:style-name="P3"/>
      <text:p text:style-name="P8"><text:span text:style-name="T3">Artículo 6°.</text:span><text:span text:style-name="T4">- Entregar al Presidente de la Mesa Directiva la Carta Testamentaria correspondiente en donde se deberá señalar el nombre de los beneficiarios y el porcentaje correspondiente de la cantidad aportada por el socio si al fallecer tiene saldo a favor. Exclusivamente el socio cabeza de grupo, deberá agregar en el </text:span><text:soft-page-break/><text:span text:style-name="T4">documento una cláusula en donde se especifique como distribuir el seguro de socios si es que el grupo familiar desea retirarse del Fondo ya una vez saldados todos los compromisos financieros con FEDAAMAC.</text:span></text:p>
      <text:p text:style-name="P6"/>
      <text:p text:style-name="P8"><text:span text:style-name="T3">Artículo 7°.-</text:span><text:span text:style-name="T4"> Entregar al Presidente de la Mesa Directiva la Carta Compromiso firmada por el Socio Fundador y Socios Ahorradores Familiares en donde se especificará que los socios se hacen responsables de pagar el adeudo de sus integrantes en caso de que estos no paguen y el orden de afectación de la cuentas correspondientes.</text:span></text:p>
      <text:p text:style-name="P3"/>
      <text:p text:style-name="P8"><text:span text:style-name="T3">Artículo 8°.-</text:span><text:span text:style-name="T4">Los socios que no hagan entrega de los documentos citados en los incisos anteriores (Carta Testamentaria y Carta Compromiso) no tendrán derecho a obtener cualquier tipo de préstamo.</text:span></text:p>
      <text:p text:style-name="P3"/>
      <text:p text:style-name="P8"><text:span text:style-name="T3">Artículo 9°.</text:span><text:span text:style-name="T4">- Cooperar con un platillo en cada una de las reuniones, con base a las disposiciones del Secretario de Relaciones. La sanción por no cumplir con este artículo es pagar al momento $100.00.</text:span></text:p>
      <text:p text:style-name="P3"/>
      <text:p text:style-name="P8"><text:bookmark-start text:name="_Toc227075748"/><text:span text:style-name="T3">Obligaciones adquiridas sobre los préstamos o retiros.</text:span><text:bookmark-end text:name="_Toc227075748"/></text:p>
      <text:p text:style-name="P3"/>
      <text:p text:style-name="P8"><text:span text:style-name="T3">Artículo 10°.-</text:span><text:span text:style-name="T4">Criterios de Asignación de Préstamos y Retiros.</text:span></text:p>
      <text:p text:style-name="P3"/>
      <text:p text:style-name="P8"><text:span text:style-name="T4">Para efectos de determinar la prioridad en la asignación de Préstamos o Retiros se utilizará el siguiente criterio:</text:span></text:p>
      <text:p text:style-name="P3"/>
      <text:list xml:id="list3433146919603063210" text:style-name="WWNum23">
        <text:list-item>
          <text:p text:style-name="P49"><text:span text:style-name="T4">Préstamos para Gastos Médicos </text:span></text:p>
        </text:list-item>
        <text:list-item>
          <text:p text:style-name="P49"><text:span text:style-name="T4">Retiros de Ahorro</text:span></text:p>
        </text:list-item>
        <text:list-item>
          <text:p text:style-name="P49"><text:span text:style-name="T4">Préstamos Urgentes evaluados con el Presidente de FEDAAMAC</text:span></text:p>
        </text:list-item>
        <text:list-item>
          <text:p text:style-name="P49"><text:span text:style-name="T4">Lista de Espera</text:span></text:p>
        </text:list-item>
      </text:list>
      <text:p text:style-name="P3"/>
      <text:p text:style-name="P8"><text:span text:style-name="T3">Artículo 11°.-</text:span><text:span text:style-name="T4"> El socio que reciba un préstamo estará obligado en hacer llegar al Presidente de la Mesa Directiva el pagaré correspondiente con su firma de conformidad.</text:span></text:p>
      <text:p text:style-name="P3"/>
      <text:p text:style-name="P8"><text:span text:style-name="T3">Artículo 12°.</text:span><text:span text:style-name="T4">- Los préstamos sin intereses se deberán pagar en 10 mensualidades.</text:span></text:p>
      <text:p text:style-name="P3"/>
      <text:p text:style-name="P8"><text:span text:style-name="T3">Artículo 13°.</text:span><text:span text:style-name="T4">- Si algún socio decide retirar parte ó total de su fondo aportado antes de terminar el ejercicio, se le aplicará una restricción del 4% sobre el monto retirado. La solicitud de retiro correspondiente deberá hacerla al Presidente de la Mesa Directiva, quien la evaluará y dictaminará lo conducente. Éste, a su vez, de las resoluciones correspondientes, deberá informar al Administrador, al Tesorero y al Contralor, quienes deberán proceder conforme la resolución emitida.</text:span></text:p>
      <text:p text:style-name="P3"/>
      <text:p text:style-name="P8"><text:span text:style-name="T3">Artículo 14°.</text:span><text:span text:style-name="T4">- Para socios que deseen realizar retiros y cuyo grupo tenga un préstamo, el Presidente de la Mesa Directiva, con la información aportada por el Administrador, realizará los cálculos correspondientes para determinar la cantidad </text:span><text:soft-page-break/><text:span text:style-name="T4">máxima a retirar que cumpla con lo estipulado en el Título 2º Artículo 13°. De lo procedente, el Presidente de la Mesa Directiva deberá informar al Administrador, al Tesorero y al Contralor, quienes deberán proceder conforme la resolución emitida.</text:span></text:p>
      <text:p text:style-name="P3"/>
      <text:p text:style-name="P8"><text:span text:style-name="T3">Artículo 15°.-</text:span><text:span text:style-name="T4"> En el caso de que algún Socio Fundador decida retirarse del Fondo, se le aplicará una restricción del 4% sobre el saldo que mantenga en el Fondo, independientemente del mes en que se efectué el retiro. La solicitud de retiro correspondiente deberá hacerla al Presidente de la Mesa Directiva, quien la evaluará y dictaminará lo conducente. Éste, a su vez, de las resoluciones correspondientes, deberá informar al Administrador, al Tesorero y al Contralor, para que proceda conforme la resolución emitida.</text:span></text:p>
      <text:p text:style-name="P3"/>
      <text:p text:style-name="P8"><text:span text:style-name="T3">Artículo 16°.</text:span><text:span text:style-name="T4"> Si un socio no cubre el pago mensual a más tardar el día último del mes, FEDAAMAC <text:s/>descontará el monto de la mensualidad correspondiente de la propia inversión del socio; en caso de no contar con fondos suficientes, este monto se aplicará descontándolo de la inversión del Socio Fundador Responsable del Grupo. El orden de afectación autorizado será el estipulado en su Carta Compromiso.</text:span></text:p>
      <text:p text:style-name="P3"/>
      <text:p text:style-name="P8"><text:span text:style-name="T3">Artículo 17°.-</text:span><text:span text:style-name="T4"> Si un socio con dos, o más, préstamos personales termina de pagar el primer préstamo, contratado al 1%, podrá solicitar por escrito que el segundo préstamo se le baje al 1%. Su solicitud se le autorizará siempre y cuando su historial de pagos y aportaciones haya sido puntual y constante durante el ejercicio contable vigente.</text:span></text:p>
      <text:p text:style-name="P3"/>
      <text:p text:style-name="P8"><text:span text:style-name="T3">Obligaciones adquiridas sobre los préstamos a terceros.</text:span></text:p>
      <text:p text:style-name="P3"/>
      <text:p text:style-name="P8"><text:span text:style-name="T3">Artículo 18°.</text:span><text:span text:style-name="T4"> Si un Socio Tercero no cubre el pago mensual a más tardar el día último del mes, le será descontado al Socio Promotor el importe del pago mensual correspondiente.</text:span></text:p>
      <text:p text:style-name="P3"/>
      <text:p text:style-name="P8"><text:span text:style-name="T3">Artículo 19°.</text:span><text:span text:style-name="T4">- Si un Socio Tercero no cubre el pago total del préstamo asignado en el tiempo pactado, el Socio Promotor tiene derecho a solicitar una reestructura de tasa <text:s/>interés en el caso especial de que el socio tercero se niegue a pagar su préstamo, siempre y cuando el Socio Promotor no tenga capacidad para afrontar el compromiso, con un préstamo personal al 1%.</text:span></text:p>
      <text:p text:style-name="P3"/>
      <text:p text:style-name="P8"><text:bookmark-start text:name="_Toc227075749"/><text:span text:style-name="T3">Funciones de los Socios Cabeza de Grupo.</text:span><text:bookmark-end text:name="_Toc227075749"/></text:p>
      <text:p text:style-name="P3"/>
      <text:p text:style-name="P8"><text:span text:style-name="T3">Artículo 20°.-</text:span><text:span text:style-name="T4"> Los Socios Cabeza de Grupo son los Responsables principales de las acciones y actitudes de su Grupo Familiar: Además de ser el enlace básico entre el Socio Ahorrador y las Entidades Reguladoras de FEDAAMAC.</text:span></text:p>
      <text:p text:style-name="P3"/>
      <text:p text:style-name="P8"><text:span text:style-name="T3">Artículo 21°.- </text:span><text:span text:style-name="T4">Difundirán entre los integrantes de su Grupo el Reglamento Interno de FEDAAMAC, los distintos acuerdos tomados por el Consejo de Administración y los distintos informes que emita la Mesa Directiva. Promoverán su conocimiento y análisis. De las dudas, inconformidades o propuestas que se den al interior de su </text:span><text:soft-page-break/><text:span text:style-name="T4">Grupo, deberá dirigirlas por escrito a las instancias correspondientes para su consideración.</text:span></text:p>
      <text:p text:style-name="P3"/>
      <text:p text:style-name="P8"><text:span text:style-name="T3">Artículo 22°.</text:span><text:span text:style-name="T4">- Deberá ser el garante de que los integrantes de su Grupo observen el cumplimiento del Reglamento Interno de FEDAAMAC. Que tengan un comportamiento respetuoso, tolerante y ético, de acción y palabra, en las distintas juntas, reuniones o asambleas. </text:span></text:p>
      <text:p text:style-name="P3"/>
      <text:p text:style-name="P8"><text:span text:style-name="T3">Artículo 23°.-</text:span><text:span text:style-name="T4"> Promoverán la integración, como Socios de FEDAAMAC, de los nuevos integrantes de su Familia.</text:span></text:p>
      <text:p text:style-name="P3"/>
      <text:p text:style-name="P8"><text:span text:style-name="T3">Artículo 24°.-</text:span><text:span text:style-name="T4"> Deberán tener conocimiento de las distintas solicitudes que hagan los integrantes de su Grupo. En el caso de las solicitudes de préstamo, antes de firmar como responsable del Grupo, deberá valorar la capacidad de pago de su solicitante y orientarlo a fin de que pueda cumplir con las obligaciones que tal solicitud conlleva.</text:span></text:p>
      <text:p text:style-name="P3"/>
      <text:p text:style-name="P8"><text:span text:style-name="T3">Artículo 25°.-</text:span><text:span text:style-name="T4"> En caso de no firmar la solicitud enviada, deberán comunicarse por teléfono para certificar la solicitud.</text:span></text:p>
      <text:p text:style-name="P3"/>
      <text:p text:style-name="P8"><text:span text:style-name="T3">Artículo 26°.-</text:span><text:span text:style-name="T4"> Deberán darle seguimiento al cumplimiento de las distintas obligaciones adquiridas por los Integrantes de su Grupo, así como velar por el cumplimiento de los derechos a que se haya hecho merecedor.</text:span></text:p>
      <text:p text:style-name="P3"/>
      <text:p text:style-name="P8"><text:span text:style-name="T3">Artículo 27°.-</text:span><text:span text:style-name="T4"> Informará por escrito al Presidente de la Mesa Directiva y al Consejo de Administración del nacimiento de los nuevos descendientes de su familia. Anexará el nombre completo y fecha de nacimiento del menor, el nombre completo de los padres y el Grupo al que pertenece, para que le sea asignada una nueva cuenta de Socio, en los términos establecidos en el Artículo 36° del presente Título.</text:span></text:p>
      <text:p text:style-name="P3"/>
      <text:p text:style-name="P8"><text:bookmark-start text:name="_Toc227075750"/><text:span text:style-name="T3">Socios de Nuevo Ingreso.</text:span><text:bookmark-end text:name="_Toc227075750"/></text:p>
      <text:p text:style-name="P3"/>
      <text:p text:style-name="P8"><text:span text:style-name="T3">Artículo 28°.-</text:span><text:span text:style-name="T4"> Las personas que deseen ingresar a FEDAAMAC, deberán solicitarlo a través de un Socio Fundador, el cual será el responsable del comportamiento del solicitante.</text:span></text:p>
      <text:p text:style-name="P3"/>
      <text:p text:style-name="P8"><text:span text:style-name="T3">Artículo 29°.-</text:span><text:span text:style-name="T4"> El nuevo socio deberá acatar en forma íntegra las normas establecidas en este reglamento para lo cual el Socio Fundador responsable podría entregar una copia de la parte del reglamento que afecte exclusivamente los derechos y obligaciones del nuevo participante.</text:span></text:p>
      <text:p text:style-name="P3"/>
      <text:p text:style-name="P8"><text:span text:style-name="T3">Artículo 30°.</text:span><text:span text:style-name="T4">- A los hijos descendientes directos de la familia López Baeza, nacidos a partir del 1° de noviembre del 2008, se les abrirá una cuenta por parte de FEDAAMAC <text:s/>por la cantidad equivalente a un año de aportación mínima como fondo de inicio, lo cual les permitirá recibir <text:s/>los beneficios, así como adquirir las responsabilidades y obligaciones estipuladas en el Reglamento Interno. Se </text:span><text:soft-page-break/><text:span text:style-name="T4">exhorta a los padres a que incrementen este fondo e inculquen en sus hijos y en el nuevo socio el hábito del ahorro. Los fondos de apertura de estas cuentas se tomarán de la cuenta 50.</text:span></text:p>
      <text:p text:style-name="P3"/>
      <text:p text:style-name="P8"><text:bookmark-start text:name="_Toc227075751"/><text:span text:style-name="T3">Socios Ahorradores Externos.</text:span><text:bookmark-end text:name="_Toc227075751"/></text:p>
      <text:p text:style-name="P3"/>
      <text:p text:style-name="P8"><text:span text:style-name="T3">Artículo 31°.</text:span><text:span text:style-name="T4">- Estarán obligados a depositar mensualmente como mínimo el importe de $100.00 hasta $1,000.00 mensuales.</text:span></text:p>
      <text:p text:style-name="P3"/>
      <text:p text:style-name="P8"><text:span text:style-name="T3">Artículo 32°.-</text:span><text:span text:style-name="T4"> No tendrán voz ni voto en las decisiones sobre los objetivos y desarrollo del Fondo, ni tendrán derecho a la asistencia en las asambleas salvo excepciones que serán puestas a consideración en la mesa directiva. </text:span></text:p>
      <text:p text:style-name="P3"/>
      <text:p text:style-name="P8"><text:bookmark-start text:name="_Toc227075752"/><text:span text:style-name="T3">Seguro de Socios</text:span><text:bookmark-end text:name="_Toc227075752"/></text:p>
      <text:p text:style-name="P3"/>
      <text:p text:style-name="P8"><text:span text:style-name="T3">Artículo 33°.-</text:span><text:span text:style-name="T4"> Se abrirá una Cuenta de Seguro de Socio por cada grupo familiar, donde la comisión generada de sus préstamos será aplicada como inversión. El monto de esta cuenta generará el interés mensual correspondiente. Si alguno de los socios que constituye el grupo familiar desea retirarse o llega a fallecer teniendo un préstamo, solo se podrá hacer uso de esta cuenta para saldar los compromisos financieros de dicho socio sí el socio cabeza de grupo lo autoriza puesto que existe una carta testamentaria que ampara el préstamo del socio fallecido. Si el grupo familiar desea retirarse del Fondo, se aplicara lo estipulado en el artículo 16° <text:s/>de este título.</text:span></text:p>
      <text:p text:style-name="P3"/>
      <text:p text:style-name="P8"><text:span text:style-name="T3">Artículo 34°.-</text:span><text:span text:style-name="T4"> A cada socio que solicite un préstamo se le retirará de su ahorro al momento del préstamo una comisión del 1% sobre el monto del préstamo otorgado como prima del seguro de socios. Si el solicitante es socio tercero, esta comisión será retirada de la cuenta del socio responsable. En caso de que el socio no tenga los fondos suficientes, se descontará la cantidad al socio cabeza de grupo.</text:span></text:p>
      <text:p text:style-name="P3"/>
      <text:p text:style-name="P3"/>
      <text:p text:style-name="P3"/>
      <text:p text:style-name="P18"><text:bookmark-start text:name="_Toc227075753"/><text:span text:style-name="T3">TÍTULO 6°. De la forma de pago y aportaciones (depósitos bancarios).</text:span><text:bookmark-end text:name="_Toc227075753"/></text:p>
      <text:p text:style-name="P3"/>
      <text:p text:style-name="P8"><text:span text:style-name="T3">Artículo 1°.-</text:span><text:span text:style-name="T4"> Depósito Múltiple. Es un depósito donde se acumulan los pagos y/o aportaciones de varios socios y se debe avisar al Tesorero <text:s/>y al Administrador de la cantidad global, fecha y distribución del depósito para su registro en el sistema.</text:span></text:p>
      <text:p text:style-name="P3"/>
      <text:p text:style-name="P8"><text:span text:style-name="T3">Artículo 2°.-</text:span><text:span text:style-name="T4"> Todo depósito que no lleve la clave correspondiente se le avisará al Tesorero y al Administrador para su correcta aplicación.</text:span></text:p>
      <text:p text:style-name="P3"/>
      <text:p text:style-name="P8"><text:span text:style-name="T3">Artículo 3°.-</text:span><text:span text:style-name="T4"> Las excepciones deberán ser tratadas, por cualquier medio disponible de comunicación, directamente con el Presidente, quien consultará con el Administrador y el Tesorero, la forma más idónea de resolver el caso excepcional.</text:span></text:p>
      <text:p text:style-name="P3"/>
      <text:p text:style-name="P3"/>
      <text:p text:style-name="P6"/>
      <text:p text:style-name="P18"><text:bookmark-start text:name="_Toc227075754"/><text:span text:style-name="T3">TÍTULO 7°. De los intereses, restricciones, comisiones, premios y compensaciones.</text:span><text:bookmark-end text:name="_Toc227075754"/></text:p>
      <text:p text:style-name="P3"/>
      <text:p text:style-name="P3"/>
      <text:p text:style-name="P8"><text:span text:style-name="T3">Artículo 1°.-</text:span><text:span text:style-name="T4"> </text:span><text:span text:style-name="T5">De los intereses generados por los préstamos a terceros, el 2% se aplicará a las utilidades de FEDAAMAC.</text:span></text:p>
      <text:p text:style-name="P3"/>
      <text:p text:style-name="P8"><text:span text:style-name="T3">Artículo 2°.-</text:span><text:span text:style-name="T7"> Con relación a comisiones, si el préstamo fue otorgado a una tasa mayor del 2%, la diferencia se aplicará como comisión al socio responsable de quien se le otorgó el préstamo.</text:span></text:p>
      <text:p text:style-name="P3"/>
      <text:p text:style-name="P8"><text:span text:style-name="T3">Artículo 3°.-</text:span><text:span text:style-name="T4"> Todas las penalizaciones aplicadas a los socios, las restricciones que aplique FEDAAMAC así como los intereses y comisiones generados por el Banco, en las cuentas de los Titulares de Cuentas, se registraran para su contabilidad en la cuenta 50 del Fondo. Además, </text:span><text:span text:style-name="T5">FEDAAMAC retendrá en esta misma cuenta, el 15% de los intereses generados por los préstamos como reserva</text:span><text:span text:style-name="T4"> para premios, compensación a la Mesa Directiva, ayuda para gastos funerarios y demás gastos. Estos gastos previstos, antes de ser efectuados deben ser solicitados o, en su caso, informados al Presidente de la Mesa Directiva. Los gastos no previstos deberán ser autorizados y supervisados por la misma entidad reguladora.</text:span></text:p>
      <text:p text:style-name="P6"/>
      <text:p text:style-name="P8"><text:span text:style-name="T3">Artículo 4°.-</text:span><text:span text:style-name="T4"> Cada fin de ejercicio, los integrantes de la Mesa Directiva -Presidente, Tesorero, Administrador, Asesor General, Secretario de Actas, Secretario de Relaciones, así como el Contralor, Titulares de Cuenta y en caso de haber un programador e inversionistas, recibirán una compensación económica como incentivo a su trabajo. Esta compensación se calculará tomando en cuenta los siguientes puntos:</text:span></text:p>
      <text:p text:style-name="P3"/>
      <text:list xml:id="list998113131836778149" text:style-name="WWNum24">
        <text:list-item>
          <text:p text:style-name="P50"><text:span text:style-name="T4">Al final del ejercicio contable, se efectuará un cálculo del 10% sobre los intereses ganados y el resultado se aplicará como gasto administrativo en la cuenta 50.</text:span></text:p>
        </text:list-item>
        <text:list-item>
          <text:p text:style-name="P50"><text:span text:style-name="T4">El total resultante del inciso anterior se repartirá como incentivo, de la siguiente forma:</text:span></text:p>
        </text:list-item>
      </text:list>
      <text:p text:style-name="P53"/>
      <table:table table:name="Table3" table:style-name="Table3">
        <table:table-column table:style-name="Table3.A"/>
        <table:table-column table:style-name="Table3.B"/>
        <table:table-row table:style-name="Table3.1">
          <table:table-cell table:style-name="Table3.A1" office:value-type="string">
            <text:p text:style-name="P56"><text:span text:style-name="T4">Presidente<text:tab/></text:span></text:p>
          </table:table-cell>
          <table:table-cell table:style-name="Table3.A1" office:value-type="string">
            <text:p text:style-name="P56"><text:span text:style-name="T4">10.00%</text:span></text:p>
          </table:table-cell>
        </table:table-row>
        <table:table-row table:style-name="Table3.1">
          <table:table-cell table:style-name="Table3.A1" office:value-type="string">
            <text:p text:style-name="P56"><text:span text:style-name="T4">Tesorero</text:span></text:p>
          </table:table-cell>
          <table:table-cell table:style-name="Table3.A1" office:value-type="string">
            <text:p text:style-name="P56"><text:span text:style-name="T4">10.00%</text:span></text:p>
          </table:table-cell>
        </table:table-row>
        <table:table-row table:style-name="Table3.1">
          <table:table-cell table:style-name="Table3.A1" office:value-type="string">
            <text:p text:style-name="P56"><text:span text:style-name="T4">Administrador</text:span></text:p>
          </table:table-cell>
          <table:table-cell table:style-name="Table3.A1" office:value-type="string">
            <text:p text:style-name="P56"><text:span text:style-name="T4">13.00%</text:span></text:p>
          </table:table-cell>
        </table:table-row>
        <table:table-row table:style-name="Table3.1">
          <table:table-cell table:style-name="Table3.A1" office:value-type="string">
            <text:p text:style-name="P56"><text:span text:style-name="T4">Asesor General <text:s/></text:span></text:p>
          </table:table-cell>
          <table:table-cell table:style-name="Table3.A1" office:value-type="string">
            <text:p text:style-name="P56"><text:span text:style-name="T4">10.00%</text:span></text:p>
          </table:table-cell>
        </table:table-row>
        <table:table-row table:style-name="Table3.1">
          <table:table-cell table:style-name="Table3.A1" office:value-type="string">
            <text:p text:style-name="P56"><text:span text:style-name="T4">Secretario de Actas<text:tab/></text:span></text:p>
          </table:table-cell>
          <table:table-cell table:style-name="Table3.A1" office:value-type="string">
            <text:p text:style-name="P56"><text:span text:style-name="T4">10.00%</text:span></text:p>
          </table:table-cell>
        </table:table-row>
        <table:table-row table:style-name="Table3.1">
          <table:table-cell table:style-name="Table3.A1" office:value-type="string">
            <text:p text:style-name="P56"><text:span text:style-name="T4">Secretario de <text:s/>Relaciones</text:span></text:p>
          </table:table-cell>
          <table:table-cell table:style-name="Table3.A1" office:value-type="string">
            <text:p text:style-name="P56"><text:span text:style-name="T4">10.00%</text:span></text:p>
          </table:table-cell>
        </table:table-row>
        <table:table-row table:style-name="Table3.1">
          <table:table-cell table:style-name="Table3.A1" office:value-type="string">
            <text:p text:style-name="P56"><text:span text:style-name="T4">Contralor</text:span></text:p>
          </table:table-cell>
          <table:table-cell table:style-name="Table3.A1" office:value-type="string">
            <text:p text:style-name="P56"><text:span text:style-name="T4">10.00%</text:span></text:p>
          </table:table-cell>
        </table:table-row>
        <table:table-row table:style-name="Table3.1">
          <table:table-cell table:style-name="Table3.A1" table:number-columns-spanned="2" office:value-type="string">
            <text:p text:style-name="P57"><text:span text:style-name="T4">Dando un total de 73%</text:span></text:p>
          </table:table-cell>
          <table:covered-table-cell/>
        </table:table-row>
      </table:table>
      <text:p text:style-name="P53"/>
      <text:p text:style-name="P8"><text:span text:style-name="T4">El 27% restante será dividido equitativamente entre los Titulares de Cuenta </text:span></text:p>
      <text:p text:style-name="P3"/>
      <text:p text:style-name="P3"/>
      <text:list xml:id="list170215034855173" text:continue-numbering="true" text:style-name="WWNum24">
        <text:list-item>
          <text:p text:style-name="P50"><text:soft-page-break/><text:span text:style-name="T4">El Socio Inversionista recibirá una compensación económica como incentivo a su trabajo similar a la recibida por un Titular de Cuenta de Banco y este será contado como un titular más dentro del 27%. </text:span></text:p>
        </text:list-item>
        <text:list-item>
          <text:p text:style-name="P50"><text:span text:style-name="T4">En caso de haber un programador, el consejo y la mesa directiva, pactaran con él su compensación económica,</text:span></text:p>
        </text:list-item>
        <text:list-item>
          <text:p text:style-name="P50"><text:span text:style-name="T4">Los Titulares de las Cuentas del Banco recibirán $ 15.00 por cada depósito que tengan que hacer para cumplir las indicaciones del Tesorero.</text:span></text:p>
        </text:list-item>
      </text:list>
      <text:p text:style-name="P3"/>
      <text:p text:style-name="P8"><text:span text:style-name="T3">Artículo 5°.-</text:span><text:span text:style-name="T4"> Con el propósito de fomentar el estudio a través de FEDAAMAC, se otorgará un premio únicamente a los estudiantes socios que obtengan un promedio de calificación mínimo de 9 y que cuenten con un promedio de ahorro mensual durante el ejercicio, de mínimo $50.00. La escala es la siguiente:</text:span></text:p>
      <text:p text:style-name="P3"/>
      <table:table table:name="Table4" table:style-name="Table4">
        <table:table-column table:style-name="Table4.A"/>
        <table:table-column table:style-name="Table4.B"/>
        <table:table-row table:style-name="Table4.1">
          <table:table-cell table:style-name="Table4.A1" office:value-type="string">
            <text:p text:style-name="P14"><text:span text:style-name="T4">Primaria<text:tab/></text:span></text:p>
          </table:table-cell>
          <table:table-cell table:style-name="Table4.A1" office:value-type="string">
            <text:p text:style-name="P14"><text:span text:style-name="T4">$250.00</text:span></text:p>
            <text:p text:style-name="P12"/>
          </table:table-cell>
        </table:table-row>
        <table:table-row table:style-name="Table4.1">
          <table:table-cell table:style-name="Table4.A1" office:value-type="string">
            <text:p text:style-name="P14"><text:span text:style-name="T4">Secundaria</text:span></text:p>
          </table:table-cell>
          <table:table-cell table:style-name="Table4.A1" office:value-type="string">
            <text:p text:style-name="P14"><text:span text:style-name="T4">$500.00</text:span></text:p>
          </table:table-cell>
        </table:table-row>
      </table:table>
      <text:p text:style-name="P3"/>
      <text:p text:style-name="P3"/>
      <text:p text:style-name="P8"><text:span text:style-name="T3">Artículo 6°</text:span><text:span text:style-name="T4">.- Se otorgará un apoyo económico a los estudiantes socios con un mínimo de un año dentro del Fondo y que sean cumplidos, durante el ejercicio, tanto en sus aportaciones, que cuenten con un promedio de ahorro mensual de mínimo $100.00, como en sus pagos si acaso tienen préstamo.</text:span></text:p>
      <text:p text:style-name="P3"/>
      <text:list xml:id="list8049489163773673677" text:style-name="WWNum25">
        <text:list-item>
          <text:p text:style-name="P51"><text:span text:style-name="T4">Los socios que estén interesados <text:s/>en este beneficio, deberán solicitarlo por escrito al Presidente de la Mesa Directiva de FEDAAMAC.</text:span></text:p>
        </text:list-item>
        <text:list-item>
          <text:p text:style-name="P51"><text:span text:style-name="T4">En Preparatoria estos socios tendrán la obligación de presentar su boleta de calificaciones con un promedio mínimo de 9.0; de no tener este promedio no tendrán derecho a este beneficio.</text:span></text:p>
        </text:list-item>
        <text:list-item>
          <text:p text:style-name="P51"><text:span text:style-name="T4">El plazo para presentar la solicitud será a más tardar en la siguiente asamblea general posterior a la conclusión del ciclo escolar anual, pudiendo entregarla antes de esa reunión. </text:span></text:p>
        </text:list-item>
        <text:list-item>
          <text:p text:style-name="P51"><text:span text:style-name="T4">En caso de Licenciatura y Maestría deberán presentar copia de la documentación de calificaciones con promedio de 9.0, junto con la solicitud y el plan de estudios de tiempo completo.</text:span></text:p>
        </text:list-item>
        <text:list-item>
          <text:p text:style-name="P51"><text:span text:style-name="T4">En los caso de Licenciatura, Maestría, Especialidad y Doctorado se entregara un apoyo económico para la titulación, teniendo como plazo un año para la entrega de la documentación.</text:span></text:p>
        </text:list-item>
        <text:list-item>
          <text:p text:style-name="P51"><text:span text:style-name="T4">El Presidente de la Mesa Directiva deberá instruir al Tesorero para que haga entrega de este apoyo tan pronto reciba la solicitud.</text:span></text:p>
        </text:list-item>
        <text:list-item>
          <text:p text:style-name="P51"><text:span text:style-name="T4">El Presidente supervisará la entrega de la documentación antes citada y en caso de que algún Socio estudiante no cumpla con alguno de los requisitos dará instrucciones al Tesorero y aviso al Estudiante de que el importe de su apoyo se convertirá en un préstamo a 10 meses a una tasa del 1%.</text:span></text:p>
        </text:list-item>
      </text:list>
      <text:p text:style-name="P54"/>
      <text:p text:style-name="P4"/>
      <text:p text:style-name="P8"><text:span text:style-name="T4">El monto del apoyo económico será el siguiente:</text:span></text:p>
      <text:p text:style-name="P3"/>
      <table:table table:name="Table5" table:style-name="Table5">
        <table:table-column table:style-name="Table5.A"/>
        <table:table-column table:style-name="Table5.B"/>
        <text:soft-page-break/>
        <table:table-row table:style-name="Table5.1">
          <table:table-cell table:style-name="Table5.A1" office:value-type="string">
            <text:p text:style-name="P14"><text:span text:style-name="T4">Medio Superior, Superior y Maestría, anual</text:span></text:p>
          </table:table-cell>
          <table:table-cell table:style-name="Table5.A1" office:value-type="string">
            <text:p text:style-name="P14"><text:span text:style-name="T4">$ 1,000.00</text:span></text:p>
          </table:table-cell>
        </table:table-row>
        <table:table-row table:style-name="Table5.1">
          <table:table-cell table:style-name="Table5.A1" office:value-type="string">
            <text:p text:style-name="P14"><text:span text:style-name="T4">Título de Licenciatura<text:tab/></text:span></text:p>
          </table:table-cell>
          <table:table-cell table:style-name="Table5.A1" office:value-type="string">
            <text:p text:style-name="P14"><text:span text:style-name="T4">$ 2,000.00</text:span></text:p>
          </table:table-cell>
        </table:table-row>
        <table:table-row table:style-name="Table5.1">
          <table:table-cell table:style-name="Table5.A1" office:value-type="string">
            <text:p text:style-name="P14"><text:span text:style-name="T4">Título Especialidad<text:tab/></text:span></text:p>
          </table:table-cell>
          <table:table-cell table:style-name="Table5.A1" office:value-type="string">
            <text:p text:style-name="P14"><text:span text:style-name="T4">$ 2,000.00</text:span></text:p>
          </table:table-cell>
        </table:table-row>
        <table:table-row table:style-name="Table5.1">
          <table:table-cell table:style-name="Table5.A1" office:value-type="string">
            <text:p text:style-name="P14"><text:span text:style-name="T4">Título de Maestría<text:tab/></text:span></text:p>
          </table:table-cell>
          <table:table-cell table:style-name="Table5.A1" office:value-type="string">
            <text:p text:style-name="P14"><text:span text:style-name="T4">$ 3,000.00</text:span></text:p>
          </table:table-cell>
        </table:table-row>
        <table:table-row table:style-name="Table5.1">
          <table:table-cell table:style-name="Table5.A1" office:value-type="string">
            <text:p text:style-name="P14"><text:span text:style-name="T4">Título de Doctorado<text:tab/></text:span></text:p>
          </table:table-cell>
          <table:table-cell table:style-name="Table5.A1" office:value-type="string">
            <text:p text:style-name="P14"><text:span text:style-name="T4">$ 4,000.00</text:span></text:p>
          </table:table-cell>
        </table:table-row>
      </table:table>
      <text:p text:style-name="P3"/>
      <text:p text:style-name="P8"><text:span text:style-name="T3">Artículo 7°.-</text:span><text:span text:style-name="T4"> Se otorgarán 5 premios por un total de $1,500.00 en cada una de las reuniones de Asamblea, los cuales serán distribuidos en forma de rifa entre los socios asistentes. Se dividirán de la siguiente forma:</text:span></text:p>
      <text:p text:style-name="P3"/>
      <text:p text:style-name="P3"><draw:frame draw:style-name="fr2" draw:name="Frame1" text:anchor-type="paragraph" svg:y="0.1425in" svg:width="2.0437in" draw:z-index="2"><draw:text-box fo:min-height="0in"><table:table table:name="Table6" table:style-name="Table6"><table:table-column table:style-name="Table6.A"/><table:table-column table:style-name="Table6.B"/><table:table-row table:style-name="Table6.1"><table:table-cell table:style-name="Table6.A1" office:value-type="string"><text:p text:style-name="P14"><text:span text:style-name="T4">1er. Premio</text:span></text:p></table:table-cell><table:table-cell table:style-name="Table6.A1" office:value-type="string"><text:p text:style-name="P14"><text:span text:style-name="T4">$500.00</text:span></text:p></table:table-cell></table:table-row><table:table-row table:style-name="Table6.1"><table:table-cell table:style-name="Table6.A1" office:value-type="string"><text:p text:style-name="P14"><text:span text:style-name="T4">2do. Premio</text:span></text:p></table:table-cell><table:table-cell table:style-name="Table6.A1" office:value-type="string"><text:p text:style-name="P14"><text:span text:style-name="T4">$400.00</text:span></text:p></table:table-cell></table:table-row><table:table-row table:style-name="Table6.1"><table:table-cell table:style-name="Table6.A1" office:value-type="string"><text:p text:style-name="P14"><text:span text:style-name="T4">3er. Premio</text:span></text:p></table:table-cell><table:table-cell table:style-name="Table6.A1" office:value-type="string"><text:p text:style-name="P14"><text:span text:style-name="T4">$300.00</text:span></text:p></table:table-cell></table:table-row><table:table-row table:style-name="Table6.1"><table:table-cell table:style-name="Table6.A1" office:value-type="string"><text:p text:style-name="P14"><text:span text:style-name="T4">4to. Premio</text:span></text:p></table:table-cell><table:table-cell table:style-name="Table6.A1" office:value-type="string"><text:p text:style-name="P14"><text:span text:style-name="T4">$200.00</text:span></text:p></table:table-cell></table:table-row><table:table-row table:style-name="Table6.1"><table:table-cell table:style-name="Table6.A1" office:value-type="string"><text:p text:style-name="P14"><text:span text:style-name="T4">5to. Premio</text:span></text:p></table:table-cell><table:table-cell table:style-name="Table6.A1" office:value-type="string"><text:p text:style-name="P14"><text:span text:style-name="T4">$100.00</text:span></text:p></table:table-cell></table:table-row></table:table></draw:text-box></draw:frame></text:p>
      <text:p text:style-name="P3"/>
      <text:p text:style-name="P3"><text:bookmark-start text:name="_Toc227075755"/></text:p>
      <text:p text:style-name="P3"/>
      <text:p text:style-name="P3"/>
      <text:p text:style-name="P3"/>
      <text:p text:style-name="P3"/>
      <text:p text:style-name="P3"/>
      <text:p text:style-name="P3"/>
      <text:p text:style-name="P19"/>
      <text:p text:style-name="P8"><text:span text:style-name="T3">TÍTULO 8°. De la ayuda para gastos funerarios. <text:s/>(Sólo aplicable a Socios Fundadores y Ahorradores Familiares).</text:span><text:bookmark-end text:name="_Toc227075755"/></text:p>
      <text:p text:style-name="P3"/>
      <text:p text:style-name="P8"><text:span text:style-name="T3">Artículo 1°.-</text:span><text:span text:style-name="T4"> Cuando ocurra el deceso de algún socio y/o familiar directo del socio perteneciente a la familia López Baeza y/o cónyuge perteneciente a FEDAAMAC, los familiares directos, recibirán una ayuda monetaria para los gastos funerarios y/o cubrir las necesidades primarias que los deudos determinen. El monto de la ayuda será de $10,000.00.</text:span></text:p>
      <text:p text:style-name="P3"/>
      <text:p text:style-name="P8"><text:span text:style-name="T3">Artículo 2°.-</text:span><text:span text:style-name="T4"> El importe de la ayuda será cargado a la cuenta 50 de FEDAAMAC, misma que actualmente está a nombre de FUNDACIÓN PGRMS.</text:span></text:p>
      <text:p text:style-name="P3"/>
      <text:p text:style-name="P8"><text:span text:style-name="T3">Artículo 3°.-</text:span><text:span text:style-name="T4"> En caso de ocurrir algún deceso y la Fundación no cuente en ese momento con el importe de la ayuda, FEDAAMAC queda autorizado para que a cada uno de los socios se le aplique un retiro equitativo y así completar el monto indicado en el artículo 1° de este Título.</text:span></text:p>
      <text:p text:style-name="P3"/>
      <text:p text:style-name="P3"/>
      <text:p text:style-name="P3"/>
      <text:p text:style-name="P3"/>
      <text:p text:style-name="P3"/>
      <text:p text:style-name="P3"/>
      <text:p text:style-name="P3"/>
      <text:p text:style-name="P3"/>
      <text:p text:style-name="P16"/>
      <text:p text:style-name="P18"><text:span text:style-name="T3">ANEXO I.- TABLA DE CÁLCULO DE PAGOS MÍNIMOS</text:span></text:p>
      <text:p text:style-name="P3"/>
      <text:p text:style-name="P8"><text:span text:style-name="T4">Para calcular los pagos mínimos, el plazo de los préstamos deberá ajustarse al monto del capital, el cual se ajustará de acuerdo a la siguiente tabla:</text:span></text:p>
      <text:p text:style-name="P3"/>
      <table:table table:name="Table7" table:style-name="Table7">
        <table:table-column table:style-name="Table7.A"/>
        <table:table-column table:style-name="Table7.B"/>
        <table:table-row table:style-name="Table7.1">
          <table:table-cell table:style-name="Table7.A1" office:value-type="string">
            <text:p text:style-name="P13"><text:span text:style-name="T3">CAPITAL DEL PRESTAMO</text:span></text:p>
          </table:table-cell>
          <table:table-cell table:style-name="Table7.A1" office:value-type="string">
            <text:p text:style-name="P13"><text:span text:style-name="T3">PLAZO</text:span></text:p>
          </table:table-cell>
        </table:table-row>
        <table:table-row table:style-name="Table7.1">
          <table:table-cell table:style-name="Table7.A1" office:value-type="string">
            <text:p text:style-name="P15"><text:span text:style-name="T4">$1.00 hasta $12,000.00</text:span></text:p>
          </table:table-cell>
          <table:table-cell table:style-name="Table7.A1" office:value-type="string">
            <text:p text:style-name="P14"><text:span text:style-name="T4">12 meses máximo (1 año)</text:span></text:p>
          </table:table-cell>
        </table:table-row>
        <table:table-row table:style-name="Table7.1">
          <table:table-cell table:style-name="Table7.A1" office:value-type="string">
            <text:p text:style-name="P15"><text:span text:style-name="T4">$12,000.01 hasta $60,000.00</text:span></text:p>
          </table:table-cell>
          <table:table-cell table:style-name="Table7.A1" office:value-type="string">
            <text:p text:style-name="P14"><text:span text:style-name="T4">1 mes p/c $1,000.00</text:span></text:p>
            <text:p text:style-name="P14"><text:span text:style-name="T4">60 meses máximo (5 años)</text:span></text:p>
          </table:table-cell>
        </table:table-row>
        <table:table-row table:style-name="Table7.1">
          <table:table-cell table:style-name="Table7.A1" office:value-type="string">
            <text:p text:style-name="P15"><text:span text:style-name="T4">$60,000.01 hasta $120,000.00</text:span></text:p>
          </table:table-cell>
          <table:table-cell table:style-name="Table7.A1" office:value-type="string">
            <text:p text:style-name="P14"><text:span text:style-name="T4">72 meses máximo (6 años)</text:span></text:p>
          </table:table-cell>
        </table:table-row>
        <table:table-row table:style-name="Table7.1">
          <table:table-cell table:style-name="Table7.A1" office:value-type="string">
            <text:p text:style-name="P15"><text:span text:style-name="T4">$120,000.01 hasta $250,000.00</text:span></text:p>
          </table:table-cell>
          <table:table-cell table:style-name="Table7.A1" office:value-type="string">
            <text:p text:style-name="P14"><text:span text:style-name="T4">90 meses máximo <text:s/>(7.5 años)</text:span></text:p>
          </table:table-cell>
        </table:table-row>
        <table:table-row table:style-name="Table7.1">
          <table:table-cell table:style-name="Table7.A1" office:value-type="string">
            <text:p text:style-name="P15"><text:span text:style-name="T4">$250,000.01 hasta $500,000.00</text:span></text:p>
          </table:table-cell>
          <table:table-cell table:style-name="Table7.A1" office:value-type="string">
            <text:p text:style-name="P14"><text:span text:style-name="T4">120 meses máximo (10 años)</text:span></text:p>
          </table:table-cell>
        </table:table-row>
        <table:table-row table:style-name="Table7.1">
          <table:table-cell table:style-name="Table7.A1" office:value-type="string">
            <text:p text:style-name="P15"><text:span text:style-name="T4">$500,000.01 hasta $1, 000,000.00</text:span></text:p>
          </table:table-cell>
          <table:table-cell table:style-name="Table7.A1" office:value-type="string">
            <text:p text:style-name="P14"><text:span text:style-name="T4">180 meses máximo (15 años</text:span><text:bookmark text:name="_GoBack"/><text:span text:style-name="T4">)</text:span></text:p>
          </table:table-cell>
        </table:table-row>
      </table:table>
      <text:p text:style-name="P3"/>
      <text:p text:style-name="P3"/>
      <text:p text:style-name="P3"/>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Lohit Devanagari1" svg:font-family="'Lohit Devanagari'"/>
    <style:font-face style:name="Courier New1" svg:font-family="'Courier New'"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ource Han Sans CN Regular" svg:font-family="'Source Han Sans CN Regular'" style:font-family-generic="system" style:font-pitch="variable"/>
    <style:font-face style:name="StarSymbol1"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zh" style:country-asian="CN" style:font-name-complex="F"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n" fo:country="US" style:letter-kerning="true" style:font-name-asian="Calibri1" style:font-size-asian="10pt" style:language-asian="zh" style:country-asian="CN" style:font-name-complex="F"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left="0.4917in" fo:margin-right="0in" fo:text-align="justify" style:justify-single-word="false" fo:text-indent="0in" style:auto-text-indent="false" fo:keep-with-next="always">
        <style:tab-stops>
          <style:tab-stop style:position="0in"/>
        </style:tab-stops>
      </style:paragraph-properties>
      <style:text-properties fo:font-size="10pt" fo:font-weight="bold" style:font-size-asian="10pt"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left="0.75in" fo:margin-right="0in" fo:text-indent="-0.2583in" style:auto-text-indent="false"/>
      <style:text-properties fo:font-size="10pt" style:font-size-asian="10pt"/>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paragraph-properties fo:margin-left="0.1665in" fo:margin-right="0in" fo:text-indent="0in" style:auto-text-indent="false"/>
    </style:style>
    <style:style style:name="Contents_20_3" style:display-name="Contents 3" style:family="paragraph" style:parent-style-name="Standard" style:default-outline-level="" style:class="index">
      <style:paragraph-properties fo:margin-left="0.3335in" fo:margin-right="0in" fo:text-indent="0in" style:auto-text-indent="false"/>
    </style:style>
    <style:style style:name="Encabezado2"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Etiqueta"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Índice" style:family="paragraph" style:parent-style-name="Standard" style:default-outline-level="">
      <style:paragraph-properties text:number-lines="false" text:line-number="0"/>
    </style:style>
    <style:style style:name="Contenido_20_del_20_marco" style:display-name="Contenido del marco" style:family="paragraph" style:parent-style-name="Text_20_body" style:default-outline-level=""/>
    <style:style style:name="Encabezado1" style:family="paragraph" style:parent-style-name="Standard" style:default-outline-level="">
      <style:paragraph-properties fo:margin-top="0.1665in" fo:margin-bottom="0.0835in" loext:contextual-spacing="false" fo:keep-with-next="always"/>
      <style:text-properties style:font-name="Arial" fo:font-family="Arial"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Sangría_20_2_20_de_20_t._20_independiente1" style:display-name="Sangría 2 de t. independiente1" style:family="paragraph" style:parent-style-name="Standard" style:default-outline-level="">
      <style:paragraph-properties fo:margin-left="0.75in" fo:margin-right="0in" fo:text-align="justify" style:justify-single-word="false" fo:text-indent="-0.2583in" style:auto-text-indent="false"/>
      <style:text-properties fo:font-size="10pt" fo:font-weight="bold" style:font-size-asian="10pt" style:font-weight-asian="bold" style:font-weight-complex="bold"/>
    </style:style>
    <style:style style:name="Sangría_20_3_20_de_20_t._20_independiente1" style:display-name="Sangría 3 de t. independiente1" style:family="paragraph" style:parent-style-name="Standard" style:default-outline-level="">
      <style:paragraph-properties fo:margin-left="0.75in" fo:margin-right="0in" fo:text-align="justify" style:justify-single-word="false" fo:text-indent="0in" style:auto-text-indent="false"/>
      <style:text-properties fo:font-size="10pt" fo:font-weight="bold" style:font-size-asian="10pt" style:font-weight-asian="bold" style:font-weight-complex="bold"/>
    </style:style>
    <style:style style:name="Sangría_20_2_20_de_20_t._20_independiente2" style:display-name="Sangría 2 de t. independiente2" style:family="paragraph" style:parent-style-name="Standard" style:default-outline-level="">
      <style:paragraph-properties fo:margin-left="0.75in" fo:margin-right="0in" fo:text-align="justify" style:justify-single-word="false" fo:text-indent="-0.2583in" style:auto-text-indent="false"/>
      <style:text-properties fo:font-size="10pt" fo:font-weight="bold" style:font-size-asian="10pt"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Título_20_1_20_Car" style:display-name="Título 1 Car" style:family="text" style:parent-style-name="Default_20_Paragraph_20_Font">
      <style:text-properties style:font-name="Times New Roman" fo:font-family="'Times New Roman'"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2pt" style:font-weight-complex="bold"/>
    </style:style>
    <style:style style:name="WW8Num3z0" style:family="text">
      <style:text-properties style:font-name="Wingdings" fo:font-family="Wingdings"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3z1" style:family="text">
      <style:text-properties style:font-name="Wingdings" fo:font-family="Wingdings" style:font-family-generic="roman" style:font-pitch="variable"/>
    </style:style>
    <style:style style:name="WW8Num3z3" style:family="text">
      <style:text-properties style:font-name="Symbol" fo:font-family="Symbol" style:font-family-generic="roman" style:font-pitch="variable"/>
    </style:style>
    <style:style style:name="WW8Num3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9z0" style:family="text">
      <style:text-properties style:font-name="Wingdings" fo:font-family="Wingdings"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9z1" style:family="text">
      <style:text-properties style:font-name="Wingdings" fo:font-family="Wingdings" style:font-family-generic="roman" style:font-pitch="variable"/>
    </style:style>
    <style:style style:name="WW8Num9z3" style:family="text">
      <style:text-properties style:font-name="Symbol" fo:font-family="Symbol" style:font-family-generic="roman" style:font-pitch="variable"/>
    </style:style>
    <style:style style:name="WW8Num9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0z0" style:family="text">
      <style:text-properties style:font-name="Wingdings" fo:font-family="Wingdings"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10z1" style:family="text">
      <style:text-properties style:font-name="Wingdings" fo:font-family="Wingdings" style:font-family-generic="roman" style:font-pitch="variable"/>
    </style:style>
    <style:style style:name="WW8Num10z3" style:family="text">
      <style:text-properties style:font-name="Symbol" fo:font-family="Symbol" style:font-family-generic="roman" style:font-pitch="variable"/>
    </style:style>
    <style:style style:name="WW8Num10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0" style:family="text">
      <style:text-properties style:font-name="Wingdings" fo:font-family="Wingdings"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11z1" style:family="text">
      <style:text-properties style:font-name="Wingdings" fo:font-family="Wingdings" style:font-family-generic="roman" style:font-pitch="variable"/>
    </style:style>
    <style:style style:name="WW8Num11z3" style:family="text">
      <style:text-properties style:font-name="Symbol" fo:font-family="Symbol" style:font-family-generic="roman" style:font-pitch="variable"/>
    </style:style>
    <style:style style:name="WW8Num11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2z0" style:family="text">
      <style:text-properties style:font-name="Wingdings" fo:font-family="Wingdings"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12z3" style:family="text">
      <style:text-properties style:font-name="Symbol" fo:font-family="Symbol" style:font-family-generic="roman" style:font-pitch="variable"/>
    </style:style>
    <style:style style:name="WW8Num12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0" style:family="text">
      <style:text-properties style:font-name="Symbol" fo:font-family="Symbol" style:font-family-generic="roman" style:font-pitch="variable"/>
    </style:style>
    <style:style style:name="WW8Num13z3" style:family="text">
      <style:text-properties style:font-name="Symbol" fo:font-family="Symbol" style:font-family-generic="roman" style:font-pitch="variable"/>
    </style:style>
    <style:style style:name="WW8Num13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5z0" style:family="text">
      <style:text-properties style:font-name="Symbol" fo:font-family="Symbol" style:font-family-generic="roman" style:font-pitch="variable"/>
    </style:style>
    <style:style style:name="WW8Num15z3" style:family="text">
      <style:text-properties style:font-name="Symbol" fo:font-family="Symbol" style:font-family-generic="roman" style:font-pitch="variable"/>
    </style:style>
    <style:style style:name="WW8Num15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Absatz-Standardschriftart" style:family="text"/>
    <style:style style:name="WW-Absatz-Standardschriftart" style:family="text"/>
    <style:style style:name="WW8Num15z1" style:family="text">
      <style:text-properties style:font-name="Wingdings" fo:font-family="Wingdings" style:font-family-generic="roman" style:font-pitch="variable"/>
    </style:style>
    <style:style style:name="WW-Absatz-Standardschriftart1" style:family="text"/>
    <style:style style:name="WW8Num16z0" style:family="text">
      <style:text-properties style:font-name="Wingdings" fo:font-family="Wingdings" style:font-family-generic="roman" style:font-pitch="variable" fo:font-size="9pt" style:font-size-asian="9pt" style:font-name-complex="StarSymbol1" style:font-family-complex="StarSymbol" style:font-family-generic-complex="system" style:font-pitch-complex="variable" style:font-size-complex="9pt"/>
    </style:style>
    <style:style style:name="WW8Num16z1" style:family="text">
      <style:text-properties style:font-name="Wingdings" fo:font-family="Wingdings" style:font-family-generic="roman" style:font-pitch="variable"/>
    </style:style>
    <style:style style:name="WW8Num16z3" style:family="text">
      <style:text-properties style:font-name="Symbol" fo:font-family="Symbol" style:font-family-generic="roman" style:font-pitch="variable"/>
    </style:style>
    <style:style style:name="WW8Num16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Absatz-Standardschriftart11" style:family="text"/>
    <style:style style:name="Carácter_20_de_20_numeración" style:display-name="Carácter de numeración" style:family="text"/>
    <style:style style:name="Viñeta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WW8Num12z1" style:family="text">
      <style:text-properties style:font-name="Wingdings" fo:font-family="Wingdings" style:font-family-generic="roman" style:font-pitch="variable"/>
    </style:style>
    <style:style style:name="WW8Num13z1" style:family="text">
      <style:text-properties style:font-name="Wingdings" fo:font-family="Wingdings" style:font-family-generic="roman" style:font-pitch="variable"/>
    </style:style>
    <style:style style:name="WW8Num14z0" style:family="text">
      <style:text-properties style:font-name="Symbol" fo:font-family="Symbol" style:font-family-generic="roman" style:font-pitch="variable"/>
    </style:style>
    <style:style style:name="WW8Num14z1" style:family="text">
      <style:text-properties style:font-name="Wingdings" fo:font-family="Wingdings" style:font-family-generic="roman" style:font-pitch="variable"/>
    </style:style>
    <style:style style:name="WW8Num14z3" style:family="text">
      <style:text-properties style:font-name="Symbol" fo:font-family="Symbol" style:font-family-generic="roman" style:font-pitch="variable"/>
    </style:style>
    <style:style style:name="WW8Num14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Fuente_20_de_20_párrafo_20_predeter.2" style:display-name="Fuente de párrafo predeter.2" style:family="text"/>
    <style:style style:name="WW-Absatz-Standardschriftart111" style:family="text"/>
    <style:style style:name="WW-Absatz-Standardschriftart1111" style:family="text"/>
    <style:style style:name="WW8Num2z0" style:family="text">
      <style:text-properties style:font-name="Symbol" fo:font-family="Symbol" style:font-family-generic="roman" style:font-pitch="variable"/>
    </style:style>
    <style:style style:name="WW8Num2z2" style:family="text">
      <style:text-properties style:font-name="Wingdings" fo:font-family="Wingdings" style:font-family-generic="roman" style:font-pitch="variable"/>
    </style:style>
    <style:style style:name="WW8Num2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0" style:family="text">
      <style:text-properties style:font-name="Symbol" fo:font-family="Symbol" style:font-family-generic="roman" style:font-pitch="variable"/>
    </style:style>
    <style:style style:name="WW8Num4z1" style:family="text">
      <style:text-properties style:font-name="Wingdings" fo:font-family="Wingdings" style:font-family-generic="roman" style:font-pitch="variable"/>
    </style:style>
    <style:style style:name="WW8Num4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0" style:family="text">
      <style:text-properties style:font-name="Symbol" fo:font-family="Symbol" style:font-family-generic="roman" style:font-pitch="variable"/>
    </style:style>
    <style:style style:name="WW8Num6z1" style:family="text">
      <style:text-properties style:font-name="Wingdings" fo:font-family="Wingdings" style:font-family-generic="roman" style:font-pitch="variable"/>
    </style:style>
    <style:style style:name="WW8Num6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8z0" style:family="text">
      <style:text-properties style:font-name="Symbol" fo:font-family="Symbol" style:font-family-generic="roman" style:font-pitch="variable"/>
    </style:style>
    <style:style style:name="WW8Num8z2" style:family="text">
      <style:text-properties style:font-name="Wingdings" fo:font-family="Wingdings" style:font-family-generic="roman" style:font-pitch="variable"/>
    </style:style>
    <style:style style:name="WW8Num8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style>
    <style:style style:name="WW8Num15z2" style:family="text">
      <style:text-properties style:font-name="Wingdings" fo:font-family="Wingdings" style:font-family-generic="roman" style:font-pitch="variable"/>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2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n" fo:country="US"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8pt" style:font-size-asian="8pt" style:font-name-complex="Lucida Sans Unicode" style:font-size-complex="8pt"/>
    </style:style>
    <style:style style:name="MT2" style:family="text">
      <style:text-properties style:font-name="Baskerville" fo:font-size="8pt" style:font-size-asian="8pt" style:font-name-complex="Lucida Sans Unicode" style:font-size-complex="8pt"/>
    </style:style>
    <style:style style:name="Mfr1" style:family="graphic" style:parent-style-name="Frame">
      <style:graphic-properties fo:margin-left="0in" fo:margin-right="0in" fo:margin-top="0in" fo:margin-bottom="0in" style:run-through="background" style:wrap="parallel" style:number-wrapped-paragraphs="no-limit" style:vertical-pos="from-top" style:vertical-rel="paragraph" style:horizontal-pos="from-left" style:horizontal-rel="paragraph" fo:background-color="#ffffff" style:background-transparency="100%" draw:fill="solid" draw:fill-color="#ffffff" draw:opacity="0%" fo:padding="0in" fo:border="0.06pt solid #000000"/>
    </style:style>
    <style:page-layout style:name="Mpm1">
      <style:page-layout-properties fo:page-width="8.5in" fo:page-height="11in" style:num-format="1" style:print-orientation="portrait" fo:margin-top="0.9839in" fo:margin-bottom="0.4917in" fo:margin-left="0.9846in" fo:margin-right="0.8217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9839in" fo:margin-bottom="0.4917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draw:frame draw:style-name="Mfr1" text:anchor-type="char" svg:x="5.9453in" svg:y="0.0008in" svg:width="0.1264in" svg:height="0.1402in" draw:z-index="1"><draw:text-box><text:p text:style-name="Footer"><text:span text:style-name="MT1"><text:page-number text:select-page="current">1</text:page-number></text:span></text:p></draw:text-box></draw:frame><text:span text:style-name="MT2">Reglamento Interno del Fondo Económico de Ahorro y Ayuda Mutua, A. C.</text:span></text:p>
        <text:p text:style-name="MP1"/>
      </style:footer>
    </style:master-page>
    <style:master-page style:name="Converted1" style:page-layout-name="Mpm1">
      <style:footer>
        <text:p text:style-name="MP1"><draw:frame draw:style-name="Mfr1" text:anchor-type="char" svg:x="5.9453in" svg:y="0.0008in" svg:width="0.1264in" svg:height="0.1402in" draw:z-index="6"><draw:text-box><text:p text:style-name="Footer"><text:span text:style-name="MT1"><text:page-number text:select-page="current">6</text:page-number></text:span></text:p></draw:text-box></draw:frame><text:span text:style-name="MT2">Reglamento Interno del Fondo Económico de Ahorro y Ayuda Mutua, A. C.</text:span></text:p>
        <text:p text:style-name="MP1"/>
      </style:footer>
    </style:master-page>
    <style:master-page style:name="Converted2" style:page-layout-name="Mpm2">
      <style:footer>
        <text:p text:style-name="MP1"><draw:frame draw:style-name="Mfr1" text:anchor-type="char" svg:x="5.9453in" svg:y="0.0008in" svg:width="0.1264in" svg:height="0.1402in" draw:z-index="0"><draw:text-box><text:p text:style-name="Footer"><text:span text:style-name="MT1"><text:page-number text:select-page="current">0</text:page-number></text:span></text:p></draw:text-box></draw:frame><text:span text:style-name="MT2">Reglamento Interno del Fondo Económico de Ahorro y Ayuda Mutua, A. C.</text:span></text:p>
        <text:p text:style-name="MP1"/>
      </style:footer>
    </style:master-page>
    <style:master-page style:name="Converted3" style:page-layout-name="Mpm2">
      <style:footer>
        <text:p text:style-name="MP1"><draw:frame draw:style-name="Mfr1" text:anchor-type="char" svg:x="5.9453in" svg:y="0.0008in" svg:width="0.1264in" svg:height="0.1402in" draw:z-index="17"><draw:text-box><text:p text:style-name="Footer"><text:span text:style-name="MT1"><text:page-number text:select-page="current">9</text:page-number></text:span></text:p></draw:text-box></draw:frame><text:span text:style-name="MT2">Reglamento Interno del Fondo Económico de Ahorro y Ayuda Mutua, A. C.</text:span></text:p>
        <text:p text:style-name="MP1"/>
      </style:footer>
    </style:master-page>
    <style:master-page style:name="Converted4" style:page-layout-name="Mpm2">
      <style:footer>
        <text:p text:style-name="MP1"><draw:frame draw:style-name="Mfr1" text:anchor-type="char" svg:x="5.9453in" svg:y="0.0008in" svg:width="0.1264in" svg:height="0.1402in" draw:z-index="28"><draw:text-box><text:p text:style-name="Footer"><text:span text:style-name="MT1"><text:page-number text:select-page="current">24</text:page-number></text:span></text:p></draw:text-box></draw:frame><text:span text:style-name="MT2">Reglamento Interno del Fondo Económico de Ahorro y Ayuda Mutua, A. C.</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4T12:17:00</meta:creation-date>
    <meta:initial-creator>FEDAMAC</meta:initial-creator>
    <meta:print-date>2016-07-24T12:10:00</meta:print-date>
    <dc:date>2017-10-12T17:02:12.752500232</dc:date>
    <meta:editing-cycles>3</meta:editing-cycles>
    <meta:editing-duration>PT8M24S</meta:editing-duration>
    <meta:generator>LibreOffice/5.1.6.2.0$Linux_X86_64 LibreOffice_project/10$Build-2</meta:generator>
    <meta:document-statistic meta:table-count="7" meta:image-count="0" meta:object-count="0" meta:page-count="28" meta:paragraph-count="457" meta:word-count="7323" meta:character-count="45961" meta:non-whitespace-character-count="38949"/>
    <meta:user-defined meta:name="Company">Toshiba</meta:user-defined>
    <meta:user-defined meta:name="DocSecurity" meta:value-type="float">0</meta:user-defined>
    <meta:user-defined meta:name="KSOProductBuildVer">1033-10.1.0.5672</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